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标准" style:font-family-generic="modern" style:font-pitch="fixed"/>
    <style:font-face style:name="Mangal" svg:font-family="Mangal" style:font-family-generic="modern" style:font-pitch="fixed"/>
    <style:font-face style:name="文泉驿等宽正黑1" svg:font-family="文泉驿等宽正黑" style:font-family-generic="modern" style:font-pitch="fixed"/>
    <style:font-face style:name="文泉驿等宽正黑" svg:font-family="文泉驿等宽正黑" style:font-pitch="variable"/>
    <style:font-face style:name="方正书宋_GBK" svg:font-family="方正书宋_GBK" style:font-pitch="variable"/>
    <style:font-face style:name="Liberation Mono2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officeooo:rsid="0145374b" officeooo:paragraph-rsid="0145374b" style:font-name-asian="DejaVu Sans"/>
    </style:style>
    <style:style style:name="P2" style:family="paragraph" style:parent-style-name="Standard">
      <style:paragraph-properties fo:text-align="start" style:justify-single-word="false"/>
      <style:text-properties style:font-name="DejaVu Sans" fo:font-style="normal" officeooo:rsid="01292e95" officeooo:paragraph-rsid="01292e95" style:font-name-asian="DejaVu Sans" style:font-style-asian="normal" style:font-style-complex="normal"/>
    </style:style>
    <style:style style:name="P3" style:family="paragraph" style:parent-style-name="Text_20_body">
      <style:text-properties style:font-name="DejaVu Sans" officeooo:rsid="00266506" officeooo:paragraph-rsid="00266506"/>
    </style:style>
    <style:style style:name="P4" style:family="paragraph" style:parent-style-name="Text_20_body">
      <style:text-properties style:font-name="DejaVu Sans" officeooo:rsid="003ad7b6" officeooo:paragraph-rsid="003ad7b6"/>
    </style:style>
    <style:style style:name="P5" style:family="paragraph" style:parent-style-name="Text_20_body">
      <style:text-properties style:font-name="DejaVu Sans" officeooo:rsid="01ea8116" officeooo:paragraph-rsid="01ea8116"/>
    </style:style>
    <style:style style:name="P6" style:family="paragraph" style:parent-style-name="Text_20_body">
      <style:text-properties fo:font-style="normal" officeooo:rsid="0171984d" officeooo:paragraph-rsid="0171984d" style:font-style-asian="normal" style:font-style-complex="normal"/>
    </style:style>
    <style:style style:name="P7" style:family="paragraph" style:parent-style-name="Standard" style:list-style-name="L21">
      <style:paragraph-properties fo:text-align="start" style:justify-single-word="false"/>
      <style:text-properties style:font-name="DejaVu Sans" officeooo:rsid="004a4571" officeooo:paragraph-rsid="004a4571"/>
    </style:style>
    <style:style style:name="P8" style:family="paragraph" style:parent-style-name="Standard" style:list-style-name="L21">
      <style:paragraph-properties fo:text-align="start" style:justify-single-word="false"/>
      <style:text-properties style:font-name="DejaVu Sans" officeooo:rsid="00417b1e" officeooo:paragraph-rsid="004ceeb7"/>
    </style:style>
    <style:style style:name="P9" style:family="paragraph" style:parent-style-name="Standard" style:list-style-name="L22">
      <style:paragraph-properties fo:text-align="start" style:justify-single-word="false"/>
      <style:text-properties style:font-name="DejaVu Sans" officeooo:rsid="00729c4f" officeooo:paragraph-rsid="00729c4f" style:font-name-asian="DejaVu Sans"/>
    </style:style>
    <style:style style:name="P10" style:family="paragraph" style:parent-style-name="Standard" style:list-style-name="L22">
      <style:paragraph-properties fo:text-align="start" style:justify-single-word="false"/>
      <style:text-properties style:font-name="DejaVu Sans" officeooo:rsid="0077f7ed" officeooo:paragraph-rsid="0077f7ed" style:font-name-asian="DejaVu Sans"/>
    </style:style>
    <style:style style:name="P11" style:family="paragraph" style:parent-style-name="Standard" style:list-style-name="L22">
      <style:paragraph-properties fo:text-align="start" style:justify-single-word="false"/>
      <style:text-properties style:font-name="DejaVu Sans" officeooo:rsid="00872a6d" officeooo:paragraph-rsid="008be487" style:font-name-asian="DejaVu Sans"/>
    </style:style>
    <style:style style:name="P12" style:family="paragraph" style:parent-style-name="Standard" style:list-style-name="L22">
      <style:paragraph-properties fo:text-align="start" style:justify-single-word="false"/>
      <style:text-properties style:font-name="DejaVu Sans" officeooo:rsid="00917896" officeooo:paragraph-rsid="00851e20" style:font-name-asian="DejaVu Sans"/>
    </style:style>
    <style:style style:name="P13" style:family="paragraph" style:parent-style-name="Standard" style:list-style-name="L22">
      <style:paragraph-properties fo:text-align="start" style:justify-single-word="false"/>
      <style:text-properties style:font-name="DejaVu Sans" officeooo:rsid="00a139ae" officeooo:paragraph-rsid="00a139ae" style:font-name-asian="DejaVu Sans"/>
    </style:style>
    <style:style style:name="P14" style:family="paragraph" style:parent-style-name="Standard" style:list-style-name="L22">
      <style:paragraph-properties fo:text-align="start" style:justify-single-word="false"/>
      <style:text-properties style:font-name="DejaVu Sans" officeooo:rsid="00a907ec" officeooo:paragraph-rsid="00a907ec" style:font-name-asian="DejaVu Sans"/>
    </style:style>
    <style:style style:name="P15" style:family="paragraph" style:parent-style-name="Standard" style:list-style-name="L22">
      <style:paragraph-properties fo:text-align="start" style:justify-single-word="false"/>
      <style:text-properties style:font-name="DejaVu Sans" officeooo:rsid="00ac5965" officeooo:paragraph-rsid="00ac5965" style:font-name-asian="DejaVu Sans"/>
    </style:style>
    <style:style style:name="P16" style:family="paragraph" style:parent-style-name="Standard" style:list-style-name="L22">
      <style:paragraph-properties fo:text-align="start" style:justify-single-word="false"/>
      <style:text-properties style:font-name="DejaVu Sans" officeooo:rsid="00ae3b5c" officeooo:paragraph-rsid="00af69a9" style:font-name-asian="DejaVu Sans"/>
    </style:style>
    <style:style style:name="P17" style:family="paragraph" style:parent-style-name="Standard" style:list-style-name="L24">
      <style:paragraph-properties fo:text-align="start" style:justify-single-word="false"/>
      <style:text-properties style:font-name="DejaVu Sans" officeooo:rsid="00ae3b5c" officeooo:paragraph-rsid="00e3d6f9" style:font-name-asian="DejaVu Sans"/>
    </style:style>
    <style:style style:name="P18" style:family="paragraph" style:parent-style-name="Standard" style:list-style-name="L22">
      <style:paragraph-properties fo:text-align="start" style:justify-single-word="false"/>
      <style:text-properties style:font-name="DejaVu Sans" officeooo:rsid="00b2a25f" officeooo:paragraph-rsid="00b2a25f" style:font-name-asian="DejaVu Sans"/>
    </style:style>
    <style:style style:name="P19" style:family="paragraph" style:parent-style-name="Standard" style:list-style-name="L23">
      <style:paragraph-properties fo:text-align="start" style:justify-single-word="false"/>
      <style:text-properties style:font-name="DejaVu Sans" officeooo:rsid="005f7397" officeooo:paragraph-rsid="00c17cd5" style:font-name-asian="DejaVu Sans"/>
    </style:style>
    <style:style style:name="P20" style:family="paragraph" style:parent-style-name="Standard" style:list-style-name="L23">
      <style:paragraph-properties fo:text-align="start" style:justify-single-word="false"/>
      <style:text-properties style:font-name="DejaVu Sans" officeooo:rsid="00c4624f" officeooo:paragraph-rsid="00c4624f" style:font-name-asian="DejaVu Sans"/>
    </style:style>
    <style:style style:name="P21" style:family="paragraph" style:parent-style-name="Standard" style:list-style-name="L23">
      <style:paragraph-properties fo:text-align="start" style:justify-single-word="false"/>
      <style:text-properties style:font-name="DejaVu Sans" officeooo:rsid="00cccaf2" officeooo:paragraph-rsid="00cf62d0" style:font-name-asian="DejaVu Sans"/>
    </style:style>
    <style:style style:name="P22" style:family="paragraph" style:parent-style-name="Standard" style:list-style-name="L23">
      <style:paragraph-properties fo:text-align="start" style:justify-single-word="false"/>
      <style:text-properties style:font-name="DejaVu Sans" officeooo:rsid="007ab236" officeooo:paragraph-rsid="00e16c05" style:font-name-asian="DejaVu Sans"/>
    </style:style>
    <style:style style:name="P23" style:family="paragraph" style:parent-style-name="Standard" style:list-style-name="L23">
      <style:paragraph-properties fo:text-align="start" style:justify-single-word="false"/>
      <style:text-properties style:font-name="DejaVu Sans" officeooo:rsid="00e1fd81" officeooo:paragraph-rsid="00e1fd81" style:font-name-asian="DejaVu Sans"/>
    </style:style>
    <style:style style:name="P24" style:family="paragraph" style:parent-style-name="Standard" style:list-style-name="L24">
      <style:paragraph-properties fo:text-align="start" style:justify-single-word="false"/>
      <style:text-properties style:font-name="DejaVu Sans" officeooo:rsid="00e512ee" officeooo:paragraph-rsid="00e512ee" style:font-name-asian="DejaVu Sans"/>
    </style:style>
    <style:style style:name="P25" style:family="paragraph" style:parent-style-name="Standard" style:list-style-name="L24">
      <style:paragraph-properties fo:text-align="start" style:justify-single-word="false"/>
      <style:text-properties style:font-name="DejaVu Sans" officeooo:rsid="014e8566" officeooo:paragraph-rsid="014e8566" style:font-name-asian="DejaVu Sans"/>
    </style:style>
    <style:style style:name="P26" style:family="paragraph" style:parent-style-name="Standard" style:list-style-name="L25">
      <style:paragraph-properties fo:text-align="start" style:justify-single-word="false"/>
      <style:text-properties style:font-name="DejaVu Sans" officeooo:rsid="00faf6d8" officeooo:paragraph-rsid="01060008" style:font-name-asian="DejaVu Sans"/>
    </style:style>
    <style:style style:name="P27" style:family="paragraph" style:parent-style-name="Standard" style:list-style-name="L25">
      <style:paragraph-properties fo:text-align="start" style:justify-single-word="false"/>
      <style:text-properties style:font-name="DejaVu Sans" officeooo:rsid="010c5e37" officeooo:paragraph-rsid="010c5e37" style:font-name-asian="DejaVu Sans"/>
    </style:style>
    <style:style style:name="P28" style:family="paragraph" style:parent-style-name="Standard" style:list-style-name="L25">
      <style:paragraph-properties fo:text-align="start" style:justify-single-word="false"/>
      <style:text-properties style:font-name="DejaVu Sans" officeooo:rsid="0116a10b" officeooo:paragraph-rsid="011dd40f" style:font-name-asian="DejaVu Sans"/>
    </style:style>
    <style:style style:name="P29" style:family="paragraph" style:parent-style-name="Standard" style:list-style-name="L26">
      <style:paragraph-properties fo:text-align="start" style:justify-single-word="false"/>
      <style:text-properties style:font-name="DejaVu Sans" officeooo:rsid="012a73a5" officeooo:paragraph-rsid="012a73a5" style:font-name-asian="DejaVu Sans"/>
    </style:style>
    <style:style style:name="P30" style:family="paragraph" style:parent-style-name="Standard" style:list-style-name="L26">
      <style:paragraph-properties fo:text-align="start" style:justify-single-word="false"/>
      <style:text-properties style:font-name="DejaVu Sans" officeooo:rsid="012a73a5" officeooo:paragraph-rsid="013ec30a" style:font-name-asian="DejaVu Sans"/>
    </style:style>
    <style:style style:name="P31" style:family="paragraph" style:parent-style-name="Standard" style:list-style-name="L26">
      <style:paragraph-properties fo:text-align="start" style:justify-single-word="false"/>
      <style:text-properties style:font-name="DejaVu Sans" officeooo:rsid="01300448" officeooo:paragraph-rsid="0131b727" style:font-name-asian="DejaVu Sans"/>
    </style:style>
    <style:style style:name="P32" style:family="paragraph" style:parent-style-name="Standard" style:list-style-name="L26">
      <style:paragraph-properties fo:text-align="start" style:justify-single-word="false"/>
      <style:text-properties style:font-name="DejaVu Sans" officeooo:rsid="01403544" officeooo:paragraph-rsid="01403544" style:font-name-asian="DejaVu Sans"/>
    </style:style>
    <style:style style:name="P33" style:family="paragraph" style:parent-style-name="Standard" style:list-style-name="L27">
      <style:paragraph-properties fo:text-align="start" style:justify-single-word="false"/>
      <style:text-properties style:font-name="DejaVu Sans" officeooo:rsid="0158c8b6" officeooo:paragraph-rsid="0158c8b6" style:font-name-asian="DejaVu Sans"/>
    </style:style>
    <style:style style:name="P34" style:family="paragraph" style:parent-style-name="Standard" style:list-style-name="L27">
      <style:paragraph-properties fo:text-align="start" style:justify-single-word="false"/>
      <style:text-properties style:font-name="DejaVu Sans" officeooo:rsid="015c2f18" officeooo:paragraph-rsid="015c2f18" style:font-name-asian="DejaVu Sans"/>
    </style:style>
    <style:style style:name="P35" style:family="paragraph" style:parent-style-name="Standard" style:list-style-name="L23">
      <style:paragraph-properties fo:text-align="start" style:justify-single-word="false"/>
      <style:text-properties style:font-name="DejaVu Sans" fo:font-style="normal" officeooo:rsid="00917896" officeooo:paragraph-rsid="00e16c05" style:font-name-asian="DejaVu Sans" style:font-style-asian="normal" style:font-style-complex="normal"/>
    </style:style>
    <style:style style:name="P36" style:family="paragraph" style:parent-style-name="Standard" style:list-style-name="L27">
      <style:paragraph-properties fo:text-align="start" style:justify-single-word="false"/>
      <style:text-properties style:font-name="DejaVu Sans" fo:font-style="normal" officeooo:rsid="015c1c5c" officeooo:paragraph-rsid="015c1c5c" style:font-name-asian="DejaVu Sans" style:font-style-asian="normal" style:font-style-complex="normal"/>
    </style:style>
    <style:style style:name="P37" style:family="paragraph" style:parent-style-name="Standard" style:list-style-name="L27">
      <style:paragraph-properties fo:text-align="start" style:justify-single-word="false"/>
      <style:text-properties style:font-name="DejaVu Sans" fo:font-style="normal" officeooo:rsid="015a02f9" officeooo:paragraph-rsid="015a02f9" style:font-name-asian="DejaVu Sans" style:font-style-asian="normal" style:font-style-complex="normal"/>
    </style:style>
    <style:style style:name="P38" style:family="paragraph" style:parent-style-name="Standard" style:list-style-name="L27">
      <style:paragraph-properties fo:text-align="start" style:justify-single-word="false"/>
      <style:text-properties style:font-name="DejaVu Sans" fo:font-style="normal" officeooo:rsid="015c2f18" officeooo:paragraph-rsid="015c2f18" style:font-name-asian="DejaVu Sans" style:font-style-asian="normal" style:font-style-complex="normal"/>
    </style:style>
    <style:style style:name="P39" style:family="paragraph" style:parent-style-name="Standard" style:list-style-name="L27">
      <style:paragraph-properties fo:text-align="start" style:justify-single-word="false"/>
      <style:text-properties style:font-name="DejaVu Sans" fo:font-style="normal" officeooo:rsid="015bc42e" officeooo:paragraph-rsid="015bc42e" style:font-name-asian="DejaVu Sans" style:font-style-asian="normal" style:font-style-complex="normal"/>
    </style:style>
    <style:style style:name="P40" style:family="paragraph" style:parent-style-name="Standard" style:list-style-name="L21">
      <style:paragraph-properties fo:text-align="start" style:justify-single-word="false"/>
      <style:text-properties officeooo:paragraph-rsid="004f6793"/>
    </style:style>
    <style:style style:name="P41" style:family="paragraph" style:parent-style-name="Standard" style:list-style-name="L22">
      <style:paragraph-properties fo:text-align="start" style:justify-single-word="false"/>
      <style:text-properties officeooo:paragraph-rsid="00665e44"/>
    </style:style>
    <style:style style:name="P42" style:family="paragraph" style:parent-style-name="Text_20_body" style:list-style-name="L20">
      <style:text-properties style:font-name="DejaVu Sans" officeooo:rsid="00188a8a" officeooo:paragraph-rsid="00188a8a"/>
    </style:style>
    <style:style style:name="P43" style:family="paragraph" style:parent-style-name="Text_20_body" style:list-style-name="L20">
      <style:text-properties style:font-name="DejaVu Sans" officeooo:rsid="001c5238" officeooo:paragraph-rsid="001c5238"/>
    </style:style>
    <style:style style:name="P44" style:family="paragraph" style:parent-style-name="Text_20_body" style:list-style-name="L20">
      <style:text-properties style:font-name="DejaVu Sans" officeooo:rsid="002e9f43" officeooo:paragraph-rsid="002e9f43"/>
    </style:style>
    <style:style style:name="P45" style:family="paragraph" style:parent-style-name="Text_20_body" style:list-style-name="L20">
      <style:text-properties style:font-name="DejaVu Sans" officeooo:rsid="002bdba8" officeooo:paragraph-rsid="002bdba8"/>
    </style:style>
    <style:style style:name="P46" style:family="paragraph" style:parent-style-name="Text_20_body" style:list-style-name="L28">
      <style:text-properties style:font-name="DejaVu Sans" fo:font-style="normal" officeooo:rsid="01764783" officeooo:paragraph-rsid="017e4279" style:font-style-asian="normal" style:font-style-complex="normal"/>
    </style:style>
    <style:style style:name="P47" style:family="paragraph" style:parent-style-name="Text_20_body" style:list-style-name="L28">
      <style:text-properties style:font-name="DejaVu Sans" fo:font-style="normal" officeooo:rsid="017d8c3c" officeooo:paragraph-rsid="017e4279" style:font-style-asian="normal" style:font-style-complex="normal"/>
    </style:style>
    <style:style style:name="P48" style:family="paragraph" style:parent-style-name="Text_20_body" style:list-style-name="L28">
      <style:text-properties style:font-name="DejaVu Sans" fo:font-style="normal" officeooo:rsid="017a3eba" officeooo:paragraph-rsid="017a3eba" style:font-style-asian="normal" style:font-style-complex="normal"/>
    </style:style>
    <style:style style:name="P49" style:family="paragraph" style:parent-style-name="Text_20_body" style:list-style-name="L28">
      <style:text-properties style:font-name="DejaVu Sans" fo:font-style="normal" officeooo:rsid="017ebf0c" officeooo:paragraph-rsid="017ebf0c" style:font-style-asian="normal" style:font-style-complex="normal"/>
    </style:style>
    <style:style style:name="P50" style:family="paragraph" style:parent-style-name="Text_20_body" style:list-style-name="L29">
      <style:text-properties style:font-name="DejaVu Sans"/>
    </style:style>
    <style:style style:name="P51" style:family="paragraph" style:parent-style-name="Text_20_body" style:list-style-name="L29">
      <style:text-properties style:font-name="DejaVu Sans" officeooo:rsid="0197fd54"/>
    </style:style>
    <style:style style:name="P52" style:family="paragraph" style:parent-style-name="Text_20_body" style:list-style-name="L29">
      <style:text-properties style:font-name="DejaVu Sans" officeooo:rsid="01a1af32" officeooo:paragraph-rsid="01a1af32"/>
    </style:style>
    <style:style style:name="P53" style:family="paragraph" style:parent-style-name="Text_20_body" style:list-style-name="L29">
      <style:text-properties style:font-name="DejaVu Sans" officeooo:rsid="01a9e3cf" officeooo:paragraph-rsid="01a9e3cf"/>
    </style:style>
    <style:style style:name="P54" style:family="paragraph" style:parent-style-name="Text_20_body" style:list-style-name="L29">
      <style:text-properties style:font-name="DejaVu Sans" officeooo:rsid="01b6c08b" officeooo:paragraph-rsid="01b6c08b"/>
    </style:style>
    <style:style style:name="P55" style:family="paragraph" style:parent-style-name="Text_20_body" style:list-style-name="L29">
      <style:text-properties style:font-name="DejaVu Sans" officeooo:rsid="01bd869c" officeooo:paragraph-rsid="01bd869c"/>
    </style:style>
    <style:style style:name="P56" style:family="paragraph" style:parent-style-name="Text_20_body" style:list-style-name="L29">
      <style:text-properties style:font-name="DejaVu Sans" officeooo:rsid="01c6b8f1" officeooo:paragraph-rsid="01c6b8f1"/>
    </style:style>
    <style:style style:name="P57" style:family="paragraph" style:parent-style-name="Text_20_body" style:list-style-name="L29">
      <style:text-properties style:font-name="DejaVu Sans" officeooo:rsid="01cad4f7" officeooo:paragraph-rsid="01cad4f7"/>
    </style:style>
    <style:style style:name="P58" style:family="paragraph" style:parent-style-name="Text_20_body" style:list-style-name="L30">
      <style:text-properties style:font-name="DejaVu Sans" officeooo:rsid="01edcb1b" officeooo:paragraph-rsid="01edcb1b"/>
    </style:style>
    <style:style style:name="P59" style:family="paragraph" style:parent-style-name="Text_20_body" style:list-style-name="L30">
      <style:text-properties style:font-name="DejaVu Sans" officeooo:rsid="0216b195" officeooo:paragraph-rsid="0216b195"/>
    </style:style>
    <style:style style:name="P60" style:family="paragraph" style:parent-style-name="Text_20_body" style:list-style-name="L30">
      <style:text-properties style:font-name="DejaVu Sans" officeooo:rsid="0208cf4b" officeooo:paragraph-rsid="0208cf4b"/>
    </style:style>
    <style:style style:name="P61" style:family="paragraph" style:parent-style-name="Text_20_body" style:list-style-name="L30">
      <style:text-properties style:font-name="DejaVu Sans" officeooo:rsid="0211ef21" officeooo:paragraph-rsid="02141f54"/>
    </style:style>
    <style:style style:name="P62" style:family="paragraph" style:parent-style-name="Text_20_body" style:list-style-name="L30">
      <style:text-properties style:font-name="DejaVu Sans" fo:font-weight="normal" officeooo:rsid="021e641e" officeooo:paragraph-rsid="0220639d" style:font-weight-asian="normal" style:font-weight-complex="normal"/>
    </style:style>
    <style:style style:name="P63" style:family="paragraph" style:parent-style-name="Text_20_body" style:list-style-name="L30">
      <style:text-properties style:font-name="DejaVu Sans" fo:font-weight="normal" officeooo:rsid="021e641e" officeooo:paragraph-rsid="0274def5" style:font-weight-asian="normal" style:font-weight-complex="normal"/>
    </style:style>
    <style:style style:name="P64" style:family="paragraph" style:parent-style-name="Text_20_body" style:list-style-name="L30">
      <style:text-properties style:font-name="DejaVu Sans" fo:font-weight="normal" officeooo:rsid="021e641e" officeooo:paragraph-rsid="0279cac7" style:font-weight-asian="normal" style:font-weight-complex="normal"/>
    </style:style>
    <style:style style:name="P65" style:family="paragraph" style:parent-style-name="Text_20_body" style:list-style-name="L30">
      <style:text-properties style:font-name="DejaVu Sans" officeooo:rsid="023a5d53" officeooo:paragraph-rsid="023a5d53"/>
    </style:style>
    <style:style style:name="P66" style:family="paragraph" style:parent-style-name="Text_20_body" style:list-style-name="L30">
      <style:text-properties style:font-name="DejaVu Sans" officeooo:rsid="0241c33c" officeooo:paragraph-rsid="0241e793"/>
    </style:style>
    <style:style style:name="P67" style:family="paragraph" style:parent-style-name="Text_20_body" style:list-style-name="L30">
      <style:text-properties style:font-name="DejaVu Sans" officeooo:rsid="024538d1" officeooo:paragraph-rsid="024538d1"/>
    </style:style>
    <style:style style:name="P68" style:family="paragraph" style:parent-style-name="Text_20_body" style:list-style-name="L30">
      <style:text-properties style:font-name="DejaVu Sans" officeooo:rsid="0249645d" officeooo:paragraph-rsid="0249645d"/>
    </style:style>
    <style:style style:name="P69" style:family="paragraph" style:parent-style-name="Text_20_body" style:list-style-name="L30">
      <style:text-properties officeooo:paragraph-rsid="020426ad"/>
    </style:style>
    <style:style style:name="P70" style:family="paragraph" style:parent-style-name="Text_20_body" style:list-style-name="L30">
      <style:text-properties officeooo:paragraph-rsid="020f76c8"/>
    </style:style>
    <style:style style:name="P71" style:family="paragraph" style:parent-style-name="Text_20_body" style:list-style-name="L30">
      <style:text-properties style:font-name="DejaVu Sans" officeooo:rsid="0229f848" officeooo:paragraph-rsid="0229f848"/>
    </style:style>
    <style:style style:name="P72" style:family="paragraph" style:parent-style-name="Text_20_body" style:list-style-name="L30">
      <style:text-properties style:font-name="DejaVu Sans" fo:font-weight="normal" officeooo:rsid="0230846f" officeooo:paragraph-rsid="0232726a" style:font-weight-asian="normal" style:font-weight-complex="normal"/>
    </style:style>
    <style:style style:name="P73" style:family="paragraph" style:parent-style-name="Text_20_body" style:list-style-name="L30">
      <style:text-properties style:font-name="DejaVu Sans" officeooo:paragraph-rsid="0232726a"/>
    </style:style>
    <style:style style:name="P74" style:family="paragraph" style:parent-style-name="Text_20_body" style:list-style-name="L30">
      <style:text-properties style:font-name="DejaVu Sans" officeooo:rsid="0234eb1e" officeooo:paragraph-rsid="0234eb1e"/>
    </style:style>
    <style:style style:name="P75" style:family="paragraph" style:parent-style-name="Text_20_body" style:list-style-name="L31">
      <style:text-properties style:font-name="DejaVu Sans" officeooo:paragraph-rsid="025199c5"/>
    </style:style>
    <style:style style:name="P76" style:family="paragraph" style:parent-style-name="Text_20_body" style:list-style-name="L32">
      <style:text-properties style:font-name="DejaVu Sans" officeooo:rsid="026d99a7" officeooo:paragraph-rsid="026eb7ac" style:font-name-asian="Liberation Mono1"/>
    </style:style>
    <style:style style:name="P77" style:family="paragraph" style:parent-style-name="Text_20_body" style:list-style-name="L31">
      <style:text-properties officeooo:rsid="0253aaae" officeooo:paragraph-rsid="0253aaae"/>
    </style:style>
    <style:style style:name="P78" style:family="paragraph" style:parent-style-name="Text_20_body" style:list-style-name="L31">
      <style:text-properties style:font-name="Liberation Mono1" officeooo:rsid="0255a21b" officeooo:paragraph-rsid="0255a21b"/>
    </style:style>
    <style:style style:name="P79" style:family="paragraph" style:parent-style-name="Text_20_body" style:list-style-name="L31">
      <style:text-properties style:font-name="Liberation Mono1" officeooo:rsid="02580340" officeooo:paragraph-rsid="02580340"/>
    </style:style>
    <style:style style:name="P80" style:family="paragraph" style:parent-style-name="Text_20_body" style:list-style-name="L31">
      <style:text-properties style:font-name="Liberation Mono1" officeooo:rsid="0260ea74" officeooo:paragraph-rsid="0260ea74"/>
    </style:style>
    <style:style style:name="P81" style:family="paragraph" style:parent-style-name="Text_20_body" style:list-style-name="L31">
      <style:text-properties style:font-name="Liberation Mono1" officeooo:rsid="0261a4a6" officeooo:paragraph-rsid="0261a4a6"/>
    </style:style>
    <style:style style:name="P82" style:family="paragraph" style:parent-style-name="Text_20_body" style:list-style-name="L31">
      <style:text-properties style:font-name="Liberation Mono1" officeooo:rsid="0263ca10" officeooo:paragraph-rsid="0263ca10" style:font-name-asian="Liberation Mono1"/>
    </style:style>
    <style:style style:name="P83" style:family="paragraph" style:parent-style-name="Text_20_body" style:list-style-name="L31">
      <style:text-properties style:font-name="Liberation Mono1" officeooo:rsid="02649391" officeooo:paragraph-rsid="026742df" style:font-name-asian="Liberation Mono1"/>
    </style:style>
    <style:style style:name="P84" style:family="paragraph" style:parent-style-name="Text_20_body" style:list-style-name="L31">
      <style:text-properties style:font-name="Liberation Mono1" officeooo:rsid="0266f715" officeooo:paragraph-rsid="02693496" style:font-name-asian="Liberation Mono1"/>
    </style:style>
    <style:style style:name="P85" style:family="paragraph" style:parent-style-name="Text_20_body" style:list-style-name="L31">
      <style:text-properties style:font-name="Liberation Mono1" officeooo:rsid="0268ce30" officeooo:paragraph-rsid="026a5235" style:font-name-asian="Liberation Mono1"/>
    </style:style>
    <style:style style:name="P86" style:family="paragraph" style:parent-style-name="Heading_20_2">
      <style:text-properties fo:font-style="italic" style:font-style-asian="italic" style:font-style-complex="italic"/>
    </style:style>
    <style:style style:name="P87" style:family="paragraph" style:parent-style-name="Heading_20_1">
      <style:text-properties fo:font-style="normal" style:font-style-asian="normal" style:font-style-complex="normal"/>
    </style:style>
    <style:style style:name="P88" style:family="paragraph" style:parent-style-name="Heading_20_1">
      <style:text-properties fo:font-weight="bold" style:font-weight-asian="bold" style:font-weight-complex="bold"/>
    </style:style>
    <style:style style:name="P89" style:family="paragraph" style:parent-style-name="code" style:list-style-name="L22">
      <style:text-properties officeooo:paragraph-rsid="00dd4c76"/>
    </style:style>
    <style:style style:name="P90" style:family="paragraph" style:parent-style-name="code" style:list-style-name="L22">
      <style:text-properties style:font-name="Liberation Mono1"/>
    </style:style>
    <style:style style:name="P91" style:family="paragraph" style:parent-style-name="code" style:list-style-name="L25">
      <style:text-properties style:font-name="Liberation Mono1"/>
    </style:style>
    <style:style style:name="P92" style:family="paragraph" style:parent-style-name="code" style:list-style-name="L25">
      <style:text-properties style:font-name="Liberation Mono1" fo:font-style="normal" style:font-name-asian="DejaVu Sans" style:font-style-asian="normal" style:font-style-complex="normal"/>
    </style:style>
    <style:style style:name="P93" style:family="paragraph" style:parent-style-name="code" style:list-style-name="L23"/>
    <style:style style:name="P94" style:family="paragraph" style:parent-style-name="code" style:list-style-name="L25"/>
    <style:style style:name="P95" style:family="paragraph" style:parent-style-name="code" style:list-style-name="L25">
      <style:text-properties fo:font-style="normal" style:font-style-asian="normal" style:font-style-complex="normal"/>
    </style:style>
    <style:style style:name="P96" style:family="paragraph" style:parent-style-name="code" style:list-style-name="L27">
      <style:text-properties fo:font-style="normal" style:font-style-asian="normal" style:font-style-complex="normal"/>
    </style:style>
    <style:style style:name="P97" style:family="paragraph" style:parent-style-name="code" style:list-style-name="L26"/>
    <style:style style:name="P98" style:family="paragraph" style:parent-style-name="code" style:list-style-name="L27"/>
    <style:style style:name="P99" style:family="paragraph" style:parent-style-name="code" style:list-style-name="L27">
      <style:text-properties officeooo:paragraph-rsid="016f6109"/>
    </style:style>
    <style:style style:name="P100" style:family="paragraph" style:parent-style-name="code" style:list-style-name="L30"/>
    <style:style style:name="P10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3" style:family="paragraph">
      <style:paragraph-properties fo:margin-left="0cm" fo:margin-right="0cm" fo:margin-top="0cm" fo:margin-bottom="0cm" fo:line-height="100%" fo:text-indent="0cm"/>
    </style:style>
    <style:style style:name="P10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letter-kerning="true" style:font-name-asian="微软雅黑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P10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style:paragraph-properties fo:margin-left="0cm" fo:margin-right="0cm" fo:margin-top="0cm" fo:margin-bottom="0cm" fo:line-height="100%" fo:text-align="center" fo:text-indent="0cm"/>
    </style:style>
    <style:style style:name="P107" style:family="paragraph">
      <style:paragraph-properties fo:margin-left="0cm" fo:margin-right="0cm" fo:margin-top="0cm" fo:margin-bottom="0cm" fo:line-height="100%" fo:text-align="center" fo:text-indent="0cm"/>
      <style:text-properties fo:color="#ffff00" style:text-outline="false" style:text-line-through-styl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Mono1" fo:font-size="14pt" fo:font-style="normal" fo:text-shadow="none" style:text-underline-style="none" fo:font-weight="bold" style:letter-kerning="true" style:font-name-asian="微软雅黑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P109" style:family="paragraph">
      <style:paragraph-properties fo:margin-left="0cm" fo:margin-right="0cm" fo:margin-top="0cm" fo:margin-bottom="0cm" fo:line-height="100%" fo:text-indent="0cm"/>
      <style:text-properties fo:color="#000080" style:text-outline="false" style:text-line-through-style="none" style:font-name="Liberation Mono1" fo:font-size="14pt" fo:font-style="normal" fo:text-shadow="none" style:text-underline-style="none" fo:font-weight="bold" style:letter-kerning="true" style:font-name-asian="微软雅黑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P110" style:family="paragraph">
      <style:text-properties fo:color="#000080" style:font-name="DejaVu Sans" fo:font-size="9pt" style:font-size-asian="9pt" style:font-size-complex="9pt"/>
    </style:style>
    <style:style style:name="P111" style:family="paragraph">
      <style:paragraph-properties fo:text-align="center"/>
    </style:style>
    <style:style style:name="P112" style:family="paragraph">
      <style:paragraph-properties fo:text-align="center"/>
      <style:text-properties style:font-name="DejaVu Sans"/>
    </style:style>
    <style:style style:name="P113" style:family="paragraph">
      <style:paragraph-properties fo:text-align="center"/>
      <style:text-properties fo:color="#c5000b" style:font-name="DejaVu Sans" fo:font-weight="bold" style:font-weight-asian="bold" style:font-weight-complex="bold"/>
    </style:style>
    <style:style style:name="P114" style:family="paragraph">
      <style:paragraph-properties fo:line-height="70%" style:writing-mode="tb-rl"/>
      <style:text-properties fo:color="#9999cc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5" style:family="paragraph">
      <style:text-properties fo:color="#666699"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57b8f"/>
    </style:style>
    <style:style style:name="T2" style:family="text">
      <style:text-properties officeooo:rsid="00192866"/>
    </style:style>
    <style:style style:name="T3" style:family="text">
      <style:text-properties officeooo:rsid="001b99c2"/>
    </style:style>
    <style:style style:name="T4" style:family="text">
      <style:text-properties officeooo:rsid="001d3a42"/>
    </style:style>
    <style:style style:name="T5" style:family="text">
      <style:text-properties officeooo:rsid="002a519a"/>
    </style:style>
    <style:style style:name="T6" style:family="text">
      <style:text-properties officeooo:rsid="002cef05"/>
    </style:style>
    <style:style style:name="T7" style:family="text">
      <style:text-properties officeooo:rsid="002fede1"/>
    </style:style>
    <style:style style:name="T8" style:family="text">
      <style:text-properties officeooo:rsid="0035394f"/>
    </style:style>
    <style:style style:name="T9" style:family="text">
      <style:text-properties officeooo:rsid="004b6c2e"/>
    </style:style>
    <style:style style:name="T10" style:family="text">
      <style:text-properties officeooo:rsid="004ceeb7"/>
    </style:style>
    <style:style style:name="T11" style:family="text">
      <style:text-properties style:font-name="DejaVu Sans"/>
    </style:style>
    <style:style style:name="T12" style:family="text">
      <style:text-properties style:font-name="DejaVu Sans" officeooo:rsid="004ceeb7"/>
    </style:style>
    <style:style style:name="T13" style:family="text">
      <style:text-properties style:font-name="DejaVu Sans" officeooo:rsid="004f6793"/>
    </style:style>
    <style:style style:name="T14" style:family="text">
      <style:text-properties style:font-name="DejaVu Sans" officeooo:rsid="00512cc2"/>
    </style:style>
    <style:style style:name="T15" style:family="text">
      <style:text-properties style:font-name="DejaVu Sans" officeooo:rsid="0055b535"/>
    </style:style>
    <style:style style:name="T16" style:family="text">
      <style:text-properties style:font-name="DejaVu Sans" officeooo:rsid="0055e137"/>
    </style:style>
    <style:style style:name="T17" style:family="text">
      <style:text-properties style:font-name="DejaVu Sans" officeooo:rsid="005a1f32" style:font-name-asian="DejaVu Sans"/>
    </style:style>
    <style:style style:name="T18" style:family="text">
      <style:text-properties style:font-name="DejaVu Sans" officeooo:rsid="005ebf5f" style:font-name-asian="DejaVu Sans"/>
    </style:style>
    <style:style style:name="T19" style:family="text">
      <style:text-properties style:font-name="DejaVu Sans" officeooo:rsid="005f7397" style:font-name-asian="DejaVu Sans"/>
    </style:style>
    <style:style style:name="T20" style:family="text">
      <style:text-properties style:font-name="DejaVu Sans" officeooo:rsid="0200d3e3"/>
    </style:style>
    <style:style style:name="T21" style:family="text">
      <style:text-properties style:font-name="DejaVu Sans" officeooo:rsid="0202622e"/>
    </style:style>
    <style:style style:name="T22" style:family="text">
      <style:text-properties style:font-name="DejaVu Sans" fo:font-weight="bold" officeooo:rsid="0202622e" style:font-weight-asian="bold" style:font-weight-complex="bold"/>
    </style:style>
    <style:style style:name="T23" style:family="text">
      <style:text-properties style:font-name="DejaVu Sans" fo:font-weight="bold" officeooo:rsid="020f76c8" style:font-weight-asian="bold" style:font-weight-complex="bold"/>
    </style:style>
    <style:style style:name="T24" style:family="text">
      <style:text-properties style:font-name="DejaVu Sans" officeooo:rsid="02110611"/>
    </style:style>
    <style:style style:name="T25" style:family="text">
      <style:text-properties style:font-name="DejaVu Sans" officeooo:rsid="020f76c8"/>
    </style:style>
    <style:style style:name="T26" style:family="text">
      <style:text-properties style:font-name="DejaVu Sans" fo:font-weight="normal" style:font-name-asian="DejaVu Sans" style:font-weight-asian="normal" style:font-weight-complex="normal"/>
    </style:style>
    <style:style style:name="T27" style:family="text">
      <style:text-properties style:font-name="DejaVu Sans" fo:font-weight="normal" officeooo:rsid="025199c5" style:font-name-asian="DejaVu Sans" style:font-weight-asian="normal" style:font-weight-complex="normal"/>
    </style:style>
    <style:style style:name="T28" style:family="text">
      <style:text-properties officeooo:rsid="005a1f32"/>
    </style:style>
    <style:style style:name="T29" style:family="text">
      <style:text-properties officeooo:rsid="005f7397"/>
    </style:style>
    <style:style style:name="T30" style:family="text">
      <style:text-properties style:font-name-asian="DejaVu Sans"/>
    </style:style>
    <style:style style:name="T31" style:family="text">
      <style:text-properties officeooo:rsid="005f7397" style:font-name-asian="DejaVu Sans"/>
    </style:style>
    <style:style style:name="T32" style:family="text">
      <style:text-properties officeooo:rsid="006cd320" style:font-name-asian="DejaVu Sans"/>
    </style:style>
    <style:style style:name="T33" style:family="text">
      <style:text-properties officeooo:rsid="00bda70a" style:font-name-asian="DejaVu Sans"/>
    </style:style>
    <style:style style:name="T34" style:family="text">
      <style:text-properties officeooo:rsid="0078313e"/>
    </style:style>
    <style:style style:name="T35" style:family="text">
      <style:text-properties officeooo:rsid="00809256"/>
    </style:style>
    <style:style style:name="T36" style:family="text">
      <style:text-properties officeooo:rsid="0088fc5f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88fc5f" style:font-style-asian="italic" style:font-style-complex="italic"/>
    </style:style>
    <style:style style:name="T39" style:family="text">
      <style:text-properties fo:font-style="italic" officeooo:rsid="008f74fc" style:font-style-asian="italic" style:font-style-complex="italic"/>
    </style:style>
    <style:style style:name="T40" style:family="text">
      <style:text-properties fo:font-style="italic" officeooo:rsid="0140b5e1" style:font-style-asian="italic" style:font-style-complex="italic"/>
    </style:style>
    <style:style style:name="T41" style:family="text">
      <style:text-properties fo:font-style="italic" officeooo:rsid="0204481e" style:font-style-asian="italic" style:font-style-complex="italic"/>
    </style:style>
    <style:style style:name="T42" style:family="text">
      <style:text-properties fo:font-style="italic" officeooo:rsid="022b4e16" style:font-style-asian="italic" style:font-style-complex="italic"/>
    </style:style>
    <style:style style:name="T43" style:family="text">
      <style:text-properties fo:font-style="italic" officeooo:rsid="02263840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88fc5f" style:font-style-asian="normal" style:font-style-complex="normal"/>
    </style:style>
    <style:style style:name="T46" style:family="text">
      <style:text-properties fo:font-style="normal" officeooo:rsid="008f74fc" style:font-style-asian="normal" style:font-style-complex="normal"/>
    </style:style>
    <style:style style:name="T47" style:family="text">
      <style:text-properties fo:font-style="normal" officeooo:rsid="008f92ff" style:font-style-asian="normal" style:font-style-complex="normal"/>
    </style:style>
    <style:style style:name="T48" style:family="text">
      <style:text-properties fo:font-style="normal" officeooo:rsid="00917896" style:font-style-asian="normal" style:font-style-complex="normal"/>
    </style:style>
    <style:style style:name="T49" style:family="text">
      <style:text-properties fo:font-style="normal" officeooo:rsid="00a4f901" style:font-style-asian="normal" style:font-style-complex="normal"/>
    </style:style>
    <style:style style:name="T50" style:family="text">
      <style:text-properties fo:font-style="normal" officeooo:rsid="00a14573" style:font-style-asian="normal" style:font-style-complex="normal"/>
    </style:style>
    <style:style style:name="T51" style:family="text">
      <style:text-properties fo:font-style="normal" officeooo:rsid="00d83ff8" style:font-style-asian="normal" style:font-style-complex="normal"/>
    </style:style>
    <style:style style:name="T52" style:family="text">
      <style:text-properties fo:font-style="normal" officeooo:rsid="00d793d8" style:font-style-asian="normal" style:font-style-complex="normal"/>
    </style:style>
    <style:style style:name="T53" style:family="text">
      <style:text-properties fo:font-style="normal" officeooo:rsid="00e22597" style:font-style-asian="normal" style:font-style-complex="normal"/>
    </style:style>
    <style:style style:name="T54" style:family="text">
      <style:text-properties fo:font-style="normal" officeooo:rsid="00af69a9" style:font-style-asian="normal" style:font-style-complex="normal"/>
    </style:style>
    <style:style style:name="T55" style:family="text">
      <style:text-properties fo:font-style="normal" officeooo:rsid="00e70104" style:font-style-asian="normal" style:font-style-complex="normal"/>
    </style:style>
    <style:style style:name="T56" style:family="text">
      <style:text-properties fo:font-style="normal" officeooo:rsid="00edcfeb" style:font-style-asian="normal" style:font-style-complex="normal"/>
    </style:style>
    <style:style style:name="T57" style:family="text">
      <style:text-properties fo:font-style="normal" officeooo:rsid="00ee2de4" style:font-style-asian="normal" style:font-style-complex="normal"/>
    </style:style>
    <style:style style:name="T58" style:family="text">
      <style:text-properties fo:font-style="normal" officeooo:rsid="00f018ba" style:font-style-asian="normal" style:font-style-complex="normal"/>
    </style:style>
    <style:style style:name="T59" style:family="text">
      <style:text-properties fo:font-style="normal" officeooo:rsid="00f0499b" style:font-style-asian="normal" style:font-style-complex="normal"/>
    </style:style>
    <style:style style:name="T60" style:family="text">
      <style:text-properties fo:font-style="normal" officeooo:rsid="00f1c002" style:font-style-asian="normal" style:font-style-complex="normal"/>
    </style:style>
    <style:style style:name="T61" style:family="text">
      <style:text-properties fo:font-style="normal" officeooo:rsid="00f5bdef" style:font-style-asian="normal" style:font-style-complex="normal"/>
    </style:style>
    <style:style style:name="T62" style:family="text">
      <style:text-properties fo:font-style="normal" officeooo:rsid="00fb681e" style:font-style-asian="normal" style:font-style-complex="normal"/>
    </style:style>
    <style:style style:name="T63" style:family="text">
      <style:text-properties fo:font-style="normal" officeooo:rsid="00fd375d" style:font-style-asian="normal" style:font-style-complex="normal"/>
    </style:style>
    <style:style style:name="T64" style:family="text">
      <style:text-properties fo:font-style="normal" officeooo:rsid="010214a2" style:font-style-asian="normal" style:font-style-complex="normal"/>
    </style:style>
    <style:style style:name="T65" style:family="text">
      <style:text-properties fo:font-style="normal" officeooo:rsid="010380b1" style:font-style-asian="normal" style:font-style-complex="normal"/>
    </style:style>
    <style:style style:name="T66" style:family="text">
      <style:text-properties fo:font-style="normal" officeooo:rsid="01061ca3" style:font-style-asian="normal" style:font-style-complex="normal"/>
    </style:style>
    <style:style style:name="T67" style:family="text">
      <style:text-properties fo:font-style="normal" officeooo:rsid="01079745" style:font-style-asian="normal" style:font-style-complex="normal"/>
    </style:style>
    <style:style style:name="T68" style:family="text">
      <style:text-properties fo:font-style="normal" officeooo:rsid="010aedc0" style:font-style-asian="normal" style:font-style-complex="normal"/>
    </style:style>
    <style:style style:name="T69" style:family="text">
      <style:text-properties fo:font-style="normal" officeooo:rsid="01107502" style:font-style-asian="normal" style:font-style-complex="normal"/>
    </style:style>
    <style:style style:name="T70" style:family="text">
      <style:text-properties fo:font-style="normal" officeooo:rsid="0113af6d" style:font-style-asian="normal" style:font-style-complex="normal"/>
    </style:style>
    <style:style style:name="T71" style:family="text">
      <style:text-properties fo:font-style="normal" officeooo:rsid="0117b0f1" style:font-style-asian="normal" style:font-style-complex="normal"/>
    </style:style>
    <style:style style:name="T72" style:family="text">
      <style:text-properties fo:font-style="normal" officeooo:rsid="0118edb7" style:font-style-asian="normal" style:font-style-complex="normal"/>
    </style:style>
    <style:style style:name="T73" style:family="text">
      <style:text-properties fo:font-style="normal" officeooo:rsid="011a82a6" style:font-style-asian="normal" style:font-style-complex="normal"/>
    </style:style>
    <style:style style:name="T74" style:family="text">
      <style:text-properties fo:font-style="normal" officeooo:rsid="011ba5ae" style:font-style-asian="normal" style:font-style-complex="normal"/>
    </style:style>
    <style:style style:name="T75" style:family="text">
      <style:text-properties fo:font-style="normal" officeooo:rsid="011cf00a" style:font-style-asian="normal" style:font-style-complex="normal"/>
    </style:style>
    <style:style style:name="T76" style:family="text">
      <style:text-properties fo:font-style="normal" officeooo:rsid="011dd40f" style:font-style-asian="normal" style:font-style-complex="normal"/>
    </style:style>
    <style:style style:name="T77" style:family="text">
      <style:text-properties fo:font-style="normal" officeooo:rsid="011fdc3b" style:font-style-asian="normal" style:font-style-complex="normal"/>
    </style:style>
    <style:style style:name="T78" style:family="text">
      <style:text-properties fo:font-style="normal" officeooo:rsid="012c7458" style:font-style-asian="normal" style:font-style-complex="normal"/>
    </style:style>
    <style:style style:name="T79" style:family="text">
      <style:text-properties fo:font-style="normal" officeooo:rsid="0131b727" style:font-style-asian="normal" style:font-style-complex="normal"/>
    </style:style>
    <style:style style:name="T80" style:family="text">
      <style:text-properties fo:font-style="normal" officeooo:rsid="01336e98" style:font-style-asian="normal" style:font-style-complex="normal"/>
    </style:style>
    <style:style style:name="T81" style:family="text">
      <style:text-properties fo:font-style="normal" officeooo:rsid="01347287" style:font-style-asian="normal" style:font-style-complex="normal"/>
    </style:style>
    <style:style style:name="T82" style:family="text">
      <style:text-properties fo:font-style="normal" officeooo:rsid="0134dee3" style:font-style-asian="normal" style:font-style-complex="normal"/>
    </style:style>
    <style:style style:name="T83" style:family="text">
      <style:text-properties fo:font-style="normal" officeooo:rsid="013b6807" style:font-style-asian="normal" style:font-style-complex="normal"/>
    </style:style>
    <style:style style:name="T84" style:family="text">
      <style:text-properties fo:font-style="normal" officeooo:rsid="013ce554" style:font-style-asian="normal" style:font-style-complex="normal"/>
    </style:style>
    <style:style style:name="T85" style:family="text">
      <style:text-properties fo:font-style="normal" officeooo:rsid="013d89c2" style:font-style-asian="normal" style:font-style-complex="normal"/>
    </style:style>
    <style:style style:name="T86" style:family="text">
      <style:text-properties fo:font-style="normal" officeooo:rsid="013ec30a" style:font-style-asian="normal" style:font-style-complex="normal"/>
    </style:style>
    <style:style style:name="T87" style:family="text">
      <style:text-properties fo:font-style="normal" officeooo:rsid="0140b5e1" style:font-style-asian="normal" style:font-style-complex="normal"/>
    </style:style>
    <style:style style:name="T88" style:family="text">
      <style:text-properties fo:font-style="normal" officeooo:rsid="014333aa" style:font-style-asian="normal" style:font-style-complex="normal"/>
    </style:style>
    <style:style style:name="T89" style:family="text">
      <style:text-properties fo:font-style="normal" officeooo:rsid="01468725" style:font-style-asian="normal" style:font-style-complex="normal"/>
    </style:style>
    <style:style style:name="T90" style:family="text">
      <style:text-properties fo:font-style="normal" officeooo:rsid="0149a066" style:font-style-asian="normal" style:font-style-complex="normal"/>
    </style:style>
    <style:style style:name="T91" style:family="text">
      <style:text-properties fo:font-style="normal" officeooo:rsid="014af06d" style:font-style-asian="normal" style:font-style-complex="normal"/>
    </style:style>
    <style:style style:name="T92" style:family="text">
      <style:text-properties fo:font-style="normal" officeooo:rsid="014ed68e" style:font-style-asian="normal" style:font-style-complex="normal"/>
    </style:style>
    <style:style style:name="T93" style:family="text">
      <style:text-properties fo:font-style="normal" officeooo:rsid="014f2825" style:font-style-asian="normal" style:font-style-complex="normal"/>
    </style:style>
    <style:style style:name="T94" style:family="text">
      <style:text-properties fo:font-style="normal" officeooo:rsid="015006f4" style:font-style-asian="normal" style:font-style-complex="normal"/>
    </style:style>
    <style:style style:name="T95" style:family="text">
      <style:text-properties fo:font-style="normal" officeooo:rsid="015069da" style:font-style-asian="normal" style:font-style-complex="normal"/>
    </style:style>
    <style:style style:name="T96" style:family="text">
      <style:text-properties fo:font-style="normal" officeooo:rsid="015263da" style:font-style-asian="normal" style:font-style-complex="normal"/>
    </style:style>
    <style:style style:name="T97" style:family="text">
      <style:text-properties fo:font-style="normal" officeooo:rsid="0154f7c4" style:font-style-asian="normal" style:font-style-complex="normal"/>
    </style:style>
    <style:style style:name="T98" style:family="text">
      <style:text-properties fo:font-style="normal" officeooo:rsid="0156cf5d" style:font-style-asian="normal" style:font-style-complex="normal"/>
    </style:style>
    <style:style style:name="T99" style:family="text">
      <style:text-properties fo:font-style="normal" officeooo:rsid="015d8246" style:font-style-asian="normal" style:font-style-complex="normal"/>
    </style:style>
    <style:style style:name="T100" style:family="text">
      <style:text-properties fo:font-style="normal" officeooo:rsid="015eae68" style:font-style-asian="normal" style:font-style-complex="normal"/>
    </style:style>
    <style:style style:name="T101" style:family="text">
      <style:text-properties fo:font-style="normal" officeooo:rsid="016197b9" style:font-style-asian="normal" style:font-style-complex="normal"/>
    </style:style>
    <style:style style:name="T102" style:family="text">
      <style:text-properties fo:font-style="normal" officeooo:rsid="0163045f" style:font-style-asian="normal" style:font-style-complex="normal"/>
    </style:style>
    <style:style style:name="T103" style:family="text">
      <style:text-properties fo:font-style="normal" officeooo:rsid="016646c9" style:font-style-asian="normal" style:font-style-complex="normal"/>
    </style:style>
    <style:style style:name="T104" style:family="text">
      <style:text-properties fo:font-style="normal" officeooo:rsid="01693928" style:font-style-asian="normal" style:font-style-complex="normal"/>
    </style:style>
    <style:style style:name="T105" style:family="text">
      <style:text-properties fo:font-style="normal" officeooo:rsid="016ded29" style:font-style-asian="normal" style:font-style-complex="normal"/>
    </style:style>
    <style:style style:name="T106" style:family="text">
      <style:text-properties fo:font-style="normal" officeooo:rsid="016e9aff" style:font-style-asian="normal" style:font-style-complex="normal"/>
    </style:style>
    <style:style style:name="T107" style:family="text">
      <style:text-properties fo:font-style="normal" officeooo:rsid="01da6931" style:font-style-asian="normal" style:font-style-complex="normal"/>
    </style:style>
    <style:style style:name="T108" style:family="text">
      <style:text-properties fo:font-style="normal" officeooo:rsid="01de3aa6" style:font-style-asian="normal" style:font-style-complex="normal"/>
    </style:style>
    <style:style style:name="T109" style:family="text">
      <style:text-properties fo:font-style="normal" officeooo:rsid="01de751c" style:font-style-asian="normal" style:font-style-complex="normal"/>
    </style:style>
    <style:style style:name="T110" style:family="text">
      <style:text-properties fo:font-style="normal" officeooo:rsid="01dfea1e" style:font-style-asian="normal" style:font-style-complex="normal"/>
    </style:style>
    <style:style style:name="T111" style:family="text">
      <style:text-properties fo:font-style="normal" officeooo:rsid="02071ffc" style:font-style-asian="normal" style:font-style-complex="normal"/>
    </style:style>
    <style:style style:name="T112" style:family="text">
      <style:text-properties fo:font-style="normal" officeooo:rsid="0220639d" style:font-style-asian="normal" style:font-style-complex="normal"/>
    </style:style>
    <style:style style:name="T113" style:family="text">
      <style:text-properties fo:font-style="normal" officeooo:rsid="022b4e16" style:font-style-asian="normal" style:font-style-complex="normal"/>
    </style:style>
    <style:style style:name="T114" style:family="text">
      <style:text-properties fo:font-style="normal" officeooo:rsid="022bc7e6" style:font-style-asian="normal" style:font-style-complex="normal"/>
    </style:style>
    <style:style style:name="T1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0e5ed06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220639d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22b4e16" style:font-style-asian="normal" style:font-weight-asian="bold" style:font-style-complex="normal" style:font-weight-complex="bold"/>
    </style:style>
    <style:style style:name="T1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e5ed06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e70104" style:font-style-asian="normal" style:font-weight-asian="normal" style:font-style-complex="normal" style:font-weight-complex="normal"/>
    </style:style>
    <style:style style:name="T122" style:family="text">
      <style:text-properties fo:font-style="normal" officeooo:rsid="0119caea" style:font-name-asian="DejaVu Sans" style:font-style-asian="normal" style:font-style-complex="normal"/>
    </style:style>
    <style:style style:name="T123" style:family="text">
      <style:text-properties fo:font-style="normal" officeooo:rsid="01219e7e" style:font-name-asian="DejaVu Sans" style:font-style-asian="normal" style:font-style-complex="normal"/>
    </style:style>
    <style:style style:name="T124" style:family="text">
      <style:text-properties fo:font-style="normal" officeooo:rsid="01229d2a" style:font-name-asian="DejaVu Sans" style:font-style-asian="normal" style:font-style-complex="normal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officeooo:rsid="0088fc5f" style:font-weight-asian="bold" style:font-weight-complex="bold"/>
    </style:style>
    <style:style style:name="T127" style:family="text">
      <style:text-properties fo:font-weight="bold" officeooo:rsid="00b44959" style:font-weight-asian="bold" style:font-weight-complex="bold"/>
    </style:style>
    <style:style style:name="T128" style:family="text">
      <style:text-properties fo:font-weight="bold" officeooo:rsid="00ce64cc" style:font-weight-asian="bold" style:font-weight-complex="bold"/>
    </style:style>
    <style:style style:name="T129" style:family="text">
      <style:text-properties fo:font-weight="bold" officeooo:rsid="01c0c234" style:font-weight-asian="bold" style:font-weight-complex="bold"/>
    </style:style>
    <style:style style:name="T130" style:family="text">
      <style:text-properties fo:font-weight="bold" officeooo:rsid="02188209" style:font-weight-asian="bold" style:font-weight-complex="bold"/>
    </style:style>
    <style:style style:name="T131" style:family="text">
      <style:text-properties fo:font-weight="bold" officeooo:rsid="0212579a" style:font-weight-asian="bold" style:font-weight-complex="bold"/>
    </style:style>
    <style:style style:name="T132" style:family="text">
      <style:text-properties fo:font-weight="bold" officeooo:rsid="0246bb10" style:font-weight-asian="bold" style:font-weight-complex="bold"/>
    </style:style>
    <style:style style:name="T133" style:family="text">
      <style:text-properties fo:font-weight="bold" officeooo:rsid="0220639d" style:font-weight-asian="bold" style:font-weight-complex="bold"/>
    </style:style>
    <style:style style:name="T134" style:family="text">
      <style:text-properties officeooo:rsid="00a14573"/>
    </style:style>
    <style:style style:name="T135" style:family="text">
      <style:text-properties officeooo:rsid="00a4f901"/>
    </style:style>
    <style:style style:name="T136" style:family="text">
      <style:text-properties officeooo:rsid="00a9d523"/>
    </style:style>
    <style:style style:name="T137" style:family="text">
      <style:text-properties officeooo:rsid="00aa56c9"/>
    </style:style>
    <style:style style:name="T138" style:family="text">
      <style:text-properties officeooo:rsid="00af69a9"/>
    </style:style>
    <style:style style:name="T139" style:family="text">
      <style:text-properties officeooo:rsid="00b44959"/>
    </style:style>
    <style:style style:name="T140" style:family="text">
      <style:text-properties officeooo:rsid="00b96bba"/>
    </style:style>
    <style:style style:name="T141" style:family="text">
      <style:text-properties officeooo:rsid="00cb43ed"/>
    </style:style>
    <style:style style:name="T142" style:family="text">
      <style:text-properties officeooo:rsid="00ceff2a"/>
    </style:style>
    <style:style style:name="T143" style:family="text">
      <style:text-properties officeooo:rsid="00da5df8"/>
    </style:style>
    <style:style style:name="T144" style:family="text">
      <style:text-properties officeooo:rsid="00f0499b"/>
    </style:style>
    <style:style style:name="T145" style:family="text">
      <style:text-properties officeooo:rsid="00f5bdef"/>
    </style:style>
    <style:style style:name="T146" style:family="text">
      <style:text-properties fo:color="#579d1c" fo:font-size="12pt" fo:font-style="normal" style:font-size-asian="12pt" style:font-style-asian="normal" style:font-style-complex="normal"/>
    </style:style>
    <style:style style:name="T147" style:family="text">
      <style:text-properties fo:color="#579d1c" fo:font-size="12pt" fo:font-style="normal" fo:background-color="#ffffcc" style:font-size-asian="12pt" style:font-style-asian="normal" style:font-style-complex="normal"/>
    </style:style>
    <style:style style:name="T148" style:family="text">
      <style:text-properties fo:color="#579d1c" fo:font-style="normal" style:font-style-asian="normal" style:font-style-complex="normal"/>
    </style:style>
    <style:style style:name="T149" style:family="text">
      <style:text-properties officeooo:rsid="017bce5c"/>
    </style:style>
    <style:style style:name="T150" style:family="text">
      <style:text-properties officeooo:rsid="017ce405"/>
    </style:style>
    <style:style style:name="T151" style:family="text">
      <style:text-properties officeooo:rsid="017f7150"/>
    </style:style>
    <style:style style:name="T152" style:family="text">
      <style:text-properties officeooo:rsid="018dbf2d"/>
    </style:style>
    <style:style style:name="T153" style:family="text">
      <style:text-properties officeooo:rsid="0197fd54"/>
    </style:style>
    <style:style style:name="T154" style:family="text">
      <style:text-properties officeooo:rsid="01a46053"/>
    </style:style>
    <style:style style:name="T155" style:family="text">
      <style:text-properties officeooo:rsid="01a5028a"/>
    </style:style>
    <style:style style:name="T156" style:family="text">
      <style:text-properties officeooo:rsid="01abbf79"/>
    </style:style>
    <style:style style:name="T157" style:family="text">
      <style:text-properties officeooo:rsid="01af28a2"/>
    </style:style>
    <style:style style:name="T158" style:family="text">
      <style:text-properties officeooo:rsid="01c0c234"/>
    </style:style>
    <style:style style:name="T159" style:family="text">
      <style:text-properties officeooo:rsid="01c6f257"/>
    </style:style>
    <style:style style:name="T160" style:family="text">
      <style:text-properties officeooo:rsid="01cb6fa9"/>
    </style:style>
    <style:style style:name="T161" style:family="text">
      <style:text-properties officeooo:rsid="01d50b27"/>
    </style:style>
    <style:style style:name="T162" style:family="text">
      <style:text-properties officeooo:rsid="01d7c471"/>
    </style:style>
    <style:style style:name="T163" style:family="text">
      <style:text-properties officeooo:rsid="01d803a8"/>
    </style:style>
    <style:style style:name="T164" style:family="text">
      <style:text-properties officeooo:rsid="01de3aa6"/>
    </style:style>
    <style:style style:name="T165" style:family="text">
      <style:text-properties officeooo:rsid="01e13a38"/>
    </style:style>
    <style:style style:name="T166" style:family="text">
      <style:text-properties officeooo:rsid="01e1bcbb"/>
    </style:style>
    <style:style style:name="T167" style:family="text">
      <style:text-properties officeooo:rsid="01e2388d"/>
    </style:style>
    <style:style style:name="T168" style:family="text">
      <style:text-properties officeooo:rsid="01e49700"/>
    </style:style>
    <style:style style:name="T169" style:family="text">
      <style:text-properties officeooo:rsid="01e6e6d2"/>
    </style:style>
    <style:style style:name="T170" style:family="text">
      <style:text-properties officeooo:rsid="01ec756a"/>
    </style:style>
    <style:style style:name="T171" style:family="text">
      <style:text-properties officeooo:rsid="0204481e"/>
    </style:style>
    <style:style style:name="T172" style:family="text">
      <style:text-properties officeooo:rsid="020b1d83"/>
    </style:style>
    <style:style style:name="T173" style:family="text">
      <style:text-properties officeooo:rsid="0212579a"/>
    </style:style>
    <style:style style:name="T174" style:family="text">
      <style:text-properties officeooo:rsid="021556ca"/>
    </style:style>
    <style:style style:name="T175" style:family="text">
      <style:text-properties officeooo:rsid="02188209"/>
    </style:style>
    <style:style style:name="T176" style:family="text">
      <style:text-properties officeooo:rsid="021acc2b"/>
    </style:style>
    <style:style style:name="T177" style:family="text">
      <style:text-properties officeooo:rsid="0220639d"/>
    </style:style>
    <style:style style:name="T178" style:family="text">
      <style:text-properties officeooo:rsid="02263840"/>
    </style:style>
    <style:style style:name="T179" style:family="text">
      <style:text-properties officeooo:rsid="0232726a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fo:font-weight="normal" officeooo:rsid="0232726a" style:font-weight-asian="normal" style:font-weight-complex="normal"/>
    </style:style>
    <style:style style:name="T182" style:family="text">
      <style:text-properties fo:font-weight="normal" officeooo:rsid="0235b9fa" style:font-weight-asian="normal" style:font-weight-complex="normal"/>
    </style:style>
    <style:style style:name="T183" style:family="text">
      <style:text-properties fo:font-weight="normal" officeooo:rsid="026742df" style:font-weight-asian="normal" style:font-weight-complex="normal"/>
    </style:style>
    <style:style style:name="T184" style:family="text">
      <style:text-properties fo:font-weight="normal" officeooo:rsid="0263ca10" style:font-weight-asian="normal" style:font-weight-complex="normal"/>
    </style:style>
    <style:style style:name="T185" style:family="text">
      <style:text-properties fo:font-weight="normal" officeooo:rsid="0264ec11" style:font-weight-asian="normal" style:font-weight-complex="normal"/>
    </style:style>
    <style:style style:name="T186" style:family="text">
      <style:text-properties fo:font-weight="normal" officeooo:rsid="0260ea74" style:font-weight-asian="normal" style:font-weight-complex="normal"/>
    </style:style>
    <style:style style:name="T187" style:family="text">
      <style:text-properties fo:font-weight="normal" officeooo:rsid="0268e52b" style:font-weight-asian="normal" style:font-weight-complex="normal"/>
    </style:style>
    <style:style style:name="T188" style:family="text">
      <style:text-properties fo:font-weight="normal" officeooo:rsid="0261a4a6" style:font-weight-asian="normal" style:font-weight-complex="normal"/>
    </style:style>
    <style:style style:name="T189" style:family="text">
      <style:text-properties fo:font-weight="normal" officeooo:rsid="026eb7ac" style:font-weight-asian="normal" style:font-weight-complex="normal"/>
    </style:style>
    <style:style style:name="T190" style:family="text">
      <style:text-properties fo:font-weight="normal" officeooo:rsid="026f6e12" style:font-weight-asian="normal" style:font-weight-complex="normal"/>
    </style:style>
    <style:style style:name="T191" style:family="text">
      <style:text-properties fo:font-weight="normal" officeooo:rsid="027063d9" style:font-weight-asian="normal" style:font-weight-complex="normal"/>
    </style:style>
    <style:style style:name="T192" style:family="text">
      <style:text-properties fo:font-weight="normal" officeooo:rsid="025199c5" style:font-name-asian="DejaVu Sans" style:font-weight-asian="normal" style:font-weight-complex="normal"/>
    </style:style>
    <style:style style:name="T193" style:family="text">
      <style:text-properties fo:font-weight="normal" officeooo:rsid="027a64ab" style:font-name-asian="DejaVu Sans" style:font-weight-asian="normal" style:font-weight-complex="normal"/>
    </style:style>
    <style:style style:name="T194" style:family="text">
      <style:text-properties style:font-name="文泉驿等宽正黑"/>
    </style:style>
    <style:style style:name="T195" style:family="text">
      <style:text-properties style:font-name="文泉驿等宽正黑" officeooo:rsid="023b134a"/>
    </style:style>
    <style:style style:name="T196" style:family="text">
      <style:text-properties style:font-name="文泉驿等宽正黑" officeooo:rsid="01ec756a"/>
    </style:style>
    <style:style style:name="T197" style:family="text">
      <style:text-properties style:font-name="文泉驿等宽正黑" officeooo:rsid="01f3c7fc"/>
    </style:style>
    <style:style style:name="T198" style:family="text">
      <style:text-properties officeooo:rsid="0241e793"/>
    </style:style>
    <style:style style:name="T199" style:family="text">
      <style:text-properties officeooo:rsid="0246bb10"/>
    </style:style>
    <style:style style:name="T200" style:family="text">
      <style:text-properties officeooo:rsid="0258c475"/>
    </style:style>
    <style:style style:name="T201" style:family="text">
      <style:text-properties officeooo:rsid="0261a4a6"/>
    </style:style>
    <style:style style:name="T202" style:family="text">
      <style:text-properties officeooo:rsid="02726f16"/>
    </style:style>
    <style:style style:name="T203" style:family="text">
      <style:text-properties officeooo:rsid="0273f753"/>
    </style:style>
    <style:style style:name="T204" style:family="text">
      <style:text-properties officeooo:rsid="0274ab8f"/>
    </style:style>
    <style:style style:name="T205" style:family="text">
      <style:text-properties officeooo:rsid="027724a9"/>
    </style:style>
    <style:style style:name="T206" style:family="text">
      <style:text-properties officeooo:rsid="0277adb0"/>
    </style:style>
    <style:style style:name="T207" style:family="text">
      <style:text-properties officeooo:rsid="02783593"/>
    </style:style>
    <style:style style:name="T208" style:family="text">
      <style:text-properties style:use-window-font-color="true" style:text-outline="false" style:text-line-through-style="none" style:font-name="Liberation Sans" fo:font-size="14pt" fo:font-style="normal" fo:text-shadow="none" style:text-underline-style="none" fo:font-weight="bold" style:letter-kerning="true" style:font-name-asian="微软雅黑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color="#ffff00" style:text-outline="false" style:text-line-through-styl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style:use-window-font-color="true" style:text-outline="false" style:text-line-through-style="none" style:font-name="Liberation Mono1" fo:font-size="14pt" fo:font-style="normal" fo:text-shadow="none" style:text-underline-style="none" fo:font-weight="bold" style:letter-kerning="true" style:font-name-asian="微软雅黑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color="#000080" style:text-outline="false" style:text-line-through-style="none" style:font-name="Liberation Mono1" fo:font-size="14pt" fo:font-style="normal" fo:text-shadow="none" style:text-underline-style="none" fo:font-weight="bold" style:letter-kerning="true" style:font-name-asian="微软雅黑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color="#000080" style:font-name="DejaVu Sans" fo:font-size="9pt" style:font-size-asian="9pt" style:font-size-complex="9pt"/>
    </style:style>
    <style:style style:name="T213" style:family="text">
      <style:text-properties fo:color="#004586" style:font-name="DejaVu Sans"/>
    </style:style>
    <style:style style:name="T214" style:family="text">
      <style:text-properties fo:color="#c5000b" style:font-name="DejaVu Sans" fo:font-weight="bold" style:font-weight-asian="bold" style:font-weight-complex="bold"/>
    </style:style>
    <style:style style:name="T215" style:family="text">
      <style:text-properties fo:color="#9999cc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color="#666699" style:font-name="DejaVu Sans" fo:font-size="12pt" fo:font-weight="bold" style:font-size-asian="12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69cm" fo:min-width="1.34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c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199cm" svg:stroke-color="#008000" draw:marker-start="" draw:marker-start-width="0.499cm" draw:marker-start-center="false" draw:marker-end="" draw:marker-end-width="0.499cm" draw:marker-end-center="false" draw:fill="solid" draw:fill-color="#660066" draw:textarea-horizontal-align="center" draw:textarea-vertical-align="middle" fo:padding-top="0.226cm" fo:padding-bottom="0.226cm" fo:padding-left="0.349cm" fo:padding-right="0.349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c23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dash" draw:stroke-dash="Fine_20_Dashed" svg:stroke-width="0.101cm" svg:stroke-color="#808019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666699" draw:marker-start="" draw:marker-start-width="0.3cm" draw:marker-start-center="false" draw:marker-end="Line_20_Arrow_20_1" draw:marker-end-width="0.3cm" draw:marker-end-center="false" draw:fill="solid" draw:fill-color="#5e11a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101cm" svg:stroke-color="#dc2300" draw:marker-start="" draw:marker-start-width="0.349cm" draw:marker-start-center="false" draw:marker-end="" draw:marker-end-width="0.349cm" draw:marker-end-center="false" draw:fill="solid" draw:fill-color="#5e11a6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dc23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Fine_20_Dashed" svg:stroke-width="0.101cm" svg:stroke-color="#333366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62cm" fo:min-width="3.59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62cm" fo:min-width="4.37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draw:fill="solid" draw:fill-color="#ffff66" draw:textarea-horizontal-align="justify" draw:textarea-vertical-align="middle" draw:auto-grow-height="false" style:run-through="foreground"/>
    </style:style>
    <style:style style:name="gr19" style:family="graphic">
      <style:graphic-properties draw:stroke="none" svg:stroke-color="#000000" draw:fill="none" draw:fill-color="#ffffff" fo:min-height="0.609cm" style:run-through="foreground"/>
    </style:style>
    <style:style style:name="gr20" style:family="graphic">
      <style:graphic-properties draw:stroke="none" svg:stroke-color="#000000" draw:fill="none" draw:fill-color="#ffffff" fo:min-height="2.422cm" style:run-through="foreground"/>
    </style:style>
    <style:style style:name="gr21" style:family="graphic">
      <style:graphic-properties draw:fill="none" draw:textarea-vertical-align="middle" draw:auto-grow-height="false" fo:min-height="1.321cm" fo:min-width="0.88cm" style:run-through="foreground"/>
    </style:style>
    <style:style style:name="gr22" style:family="graphic">
      <style:graphic-properties svg:stroke-width="0.101cm" svg:stroke-color="#dc2300" draw:marker-end="Line_20_Arrow_20_1" draw:textarea-horizontal-align="center" draw:textarea-vertical-align="middle" fo:padding-top="0.049cm" fo:padding-bottom="0.049cm" fo:padding-left="0.049cm" fo:padding-right="0.049cm" style:run-through="foreground"/>
    </style:style>
    <style:style style:name="gr23" style:family="graphic">
      <style:graphic-properties draw:stroke="none" draw:fill="gradient" draw:fill-color="#99ccff" draw:fill-gradient-name="Gradient_20_8" draw:opacity="55%" draw:textarea-horizontal-align="justify" draw:textarea-vertical-align="middle" draw:auto-grow-height="false" draw:shadow-opacity="55%" style:run-through="foreground"/>
    </style:style>
    <style:style style:name="gr24" style:family="graphic">
      <style:graphic-properties draw:stroke="dash" draw:stroke-dash="Ultrafine_20_Dashed" draw:fill="solid" draw:fill-color="#ffffff" draw:textarea-horizontal-align="justify" draw:textarea-vertical-align="middle" draw:auto-grow-height="false" style:run-through="foreground"/>
    </style:style>
    <style:style style:name="gr25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044cm" fo:min-width="0.981cm" style:run-through="foreground"/>
      <style:paragraph-properties style:writing-mode="tb-rl"/>
    </style:style>
    <style:style style:name="gr26" style:family="graphic">
      <style:graphic-properties draw:stroke="none" svg:stroke-color="#000000" draw:fill="none" draw:fill-color="#ffffff" fo:min-height="0.679cm" style:run-through="foreground"/>
    </style:style>
    <style:style style:name="gr27" style:family="graphic">
      <style:graphic-properties svg:stroke-width="0.101cm" svg:stroke-color="#dc2300" draw:textarea-horizontal-align="center" draw:textarea-vertical-align="middle" fo:padding-top="0.049cm" fo:padding-bottom="0.049cm" fo:padding-left="0.049cm" fo:padding-right="0.049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Backup System: Manual &amp; De<text:span text:style-name="T1">tail</text:span></text:p>
      <text:table-of-content text:style-name="Sect1" text:protected="true" text:name="内容目录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Content</text:p>
          </text:index-title>
          <text:p text:style-name="P101"><text:a xlink:type="simple" xlink:href="#__RefHeading__833_844431807" text:style-name="Index_20_Link" text:visited-style-name="Index_20_Link">Deploy<text:tab/>1</text:a></text:p>
          <text:p text:style-name="P102"><text:a xlink:type="simple" xlink:href="#__RefHeading__835_844431807" text:style-name="Index_20_Link" text:visited-style-name="Index_20_Link">Deploy backup server<text:tab/>1</text:a></text:p>
          <text:p text:style-name="P102"><text:a xlink:type="simple" xlink:href="#__RefHeading__837_844431807" text:style-name="Index_20_Link" text:visited-style-name="Index_20_Link">Deploy backup client<text:tab/>2</text:a></text:p>
          <text:p text:style-name="P102"><text:a xlink:type="simple" xlink:href="#__RefHeading__839_844431807" text:style-name="Index_20_Link" text:visited-style-name="Index_20_Link">Make a tunnel between backupclient and backupserver<text:tab/>2</text:a></text:p>
          <text:p text:style-name="P101"><text:a xlink:type="simple" xlink:href="#__RefHeading__841_844431807" text:style-name="Index_20_Link" text:visited-style-name="Index_20_Link">Doing backup<text:tab/>3</text:a></text:p>
          <text:p text:style-name="P101"><text:a xlink:type="simple" xlink:href="#__RefHeading__843_844431807" text:style-name="Index_20_Link" text:visited-style-name="Index_20_Link">Browser backup data<text:tab/>3</text:a></text:p>
          <text:p text:style-name="P101"><text:a xlink:type="simple" xlink:href="#__RefHeading__845_844431807" text:style-name="Index_20_Link" text:visited-style-name="Index_20_Link">Detail<text:tab/>4</text:a></text:p>
          <text:p text:style-name="P102"><text:a xlink:type="simple" xlink:href="#__RefHeading__847_844431807" text:style-name="Index_20_Link" text:visited-style-name="Index_20_Link">Overview<text:tab/>4</text:a></text:p>
          <text:p text:style-name="P102"><text:a xlink:type="simple" xlink:href="#__RefHeading__849_844431807" text:style-name="Index_20_Link" text:visited-style-name="Index_20_Link">The backup process<text:tab/>4</text:a></text:p>
          <text:p text:style-name="P102"><text:a xlink:type="simple" xlink:href="#__RefHeading__1710_24763317" text:style-name="Index_20_Link" text:visited-style-name="Index_20_Link">Extend the backup system<text:tab/>5</text:a></text:p>
          <text:p text:style-name="P102"><text:a xlink:type="simple" xlink:href="#__RefHeading__1712_24763317" text:style-name="Index_20_Link" text:visited-style-name="Index_20_Link">State of the backup requests<text:tab/>6</text:a></text:p>
          <text:p text:style-name="P101"><text:a xlink:type="simple" xlink:href="#__RefHeading__1715_24763317" text:style-name="Index_20_Link" text:visited-style-name="Index_20_Link">Known problems<text:tab/>6</text:a></text:p>
        </text:index-body>
      </text:table-of-content>
      <text:h text:style-name="Heading_20_1" text:outline-level="1"><text:bookmark-start text:name="__RefHeading__833_844431807"/>Deploy<text:bookmark-end text:name="__RefHeading__833_844431807"/></text:h>
      <text:p text:style-name="P3">Deploy <text:span text:style-name="T5">the </text:span>backup system:</text:p>
      <text:list xml:id="list7794150859402909513" text:style-name="L20">
        <text:list-item>
          <text:p text:style-name="P42"><text:span text:style-name="T3">D</text:span>eploy the backup client <text:span text:style-name="T161">o</text:span>n servers which have <text:span text:style-name="T2">data to backup.</text:span></text:p>
        </text:list-item>
        <text:list-item>
          <text:p text:style-name="P43"><text:span text:style-name="T2">D</text:span>eploy <text:span text:style-name="T4">the backup server on servers which store backup data.</text:span></text:p>
        </text:list-item>
        <text:list-item>
          <text:p text:style-name="P44"><text:span text:style-name="T8">One</text:span> <text:span text:style-name="T7">backup client can backup data to multi- backup servers.</text:span></text:p>
        </text:list-item>
        <text:list-item>
          <text:p text:style-name="P45"><text:span text:style-name="T4">A</text:span>dministrator configure<text:span text:style-name="T6">s</text:span> which backup client can connect to which server.</text:p>
        </text:list-item>
      </text:list>
      <text:p text:style-name="P4">Prerequisite:</text:p>
      <text:list xml:id="list4535200432577526123" text:style-name="L21">
        <text:list-item>
          <text:p text:style-name="P7">git, cron, <text:span text:style-name="T9">rsync, ssh</text:span></text:p>
        </text:list-item>
        <text:list-item>
          <text:p text:style-name="P8">gitosis: <text:a xlink:type="simple" xlink:href="https://github.com/cee1/gitosis-hack.git"><text:span text:style-name="T10">https://github.com/cee1/gitosis-hack.git</text:span></text:a></text:p>
        </text:list-item>
        <text:list-item>
          <text:p text:style-name="P40"><text:span text:style-name="T12">s</text:span><text:span text:style-name="T13">endmail </text:span><text:span text:style-name="T14">or </text:span><text:a xlink:type="simple" xlink:href="https://raw.github.com/cee1/cee1.archive/master/utilities/mailSender.py"><text:span text:style-name="T11">https://raw.github.com/cee1/cee1.archive/master/utilities/mailSender.py</text:span></text:a><text:span text:style-name="T11"> </text:span><text:span text:style-name="T15">(</text:span><text:span text:style-name="T16">which </text:span><text:span text:style-name="T15">depends on pyinotify)</text:span></text:p>
        </text:list-item>
      </text:list>
      <text:h text:style-name="Heading_20_2" text:outline-level="2"><text:bookmark-start text:name="__RefHeading__835_844431807"/>Deploy <text:span text:style-name="T28">backup server</text:span><text:bookmark-end text:name="__RefHeading__835_844431807"/></text:h>
      <text:list xml:id="list2937443535086129495" text:style-name="L22">
        <text:list-item>
          <text:p text:style-name="P41"><text:span text:style-name="T17">M</text:span><text:span text:style-name="T18">ake su</text:span><text:span text:style-name="T19">re .../lib/python2.7/dist-packages/gitosis-0.2-py2.7.egg/gitosis/template/admin/hooks/post-update is executable:</text:span></text:p>
          <text:p text:style-name="P90"><text:span text:style-name="T31">c</text:span><text:span text:style-name="T30">hmod </text:span><text:span text:style-name="T33">a</text:span><text:span text:style-name="T30">+</text:span><text:span text:style-name="T32">x <text:s/></text:span><text:span text:style-name="T31">python2.7/dist-packages/gitosis-0.2-py2.7.egg/gitosis/template/admin/hooks/post-update</text:span></text:p>
        </text:list-item>
        <text:list-item>
          <text:p text:style-name="P9"><text:span text:style-name="T29">c</text:span>d /<text:span text:style-name="T162">path/to</text:span>/backupsystem/server</text:p>
        </text:list-item>
        <text:list-item>
          <text:p text:style-name="P10"><text:span text:style-name="T34">run</text:span> setup.sh</text:p>
          <text:p text:style-name="P89">bash setup.sh <text:span text:style-name="T143">URL_of_this_machine [path install to where]</text:span></text:p>
        </text:list-item>
        <text:list-item>
          <text:p text:style-name="P11">setup.sh <text:span text:style-name="T36">will create(or reuse) a special user “</text:span><text:span text:style-name="T126">backupsrv</text:span><text:span text:style-name="T36">” with “</text:span><text:span text:style-name="T38">path install to where”</text:span><text:span text:style-name="T45"> </text:span><text:span text:style-name="T46">as its home </text:span><text:span text:style-name="T47">directory</text:span><text:span text:style-name="T39">.</text:span></text:p>
        </text:list-item>
        <text:list-item>
          <text:p text:style-name="P12">setup.sh will also ask a few questions:</text:p>
          <text:list>
            <text:list-item>
              <text:p text:style-name="P12">/path/to/sendmail: use this “sendmail” to notify administrator.</text:p>
            </text:list-item>
            <text:list-item>
              <text:p text:style-name="P13"><text:span text:style-name="T135">The </text:span>email <text:span text:style-name="T134">addresses that will receive notifications.</text:span></text:p>
            </text:list-item>
            <text:list-item>
              <text:p text:style-name="P14"><text:span text:style-name="T136">A</text:span>dministrator<text:span text:style-name="T136">'s public key</text:span>: <text:span text:style-name="T137">used to initialize gitosis control repo.</text:span></text:p>
            </text:list-item>
          </text:list>
        </text:list-item>
        <text:list-item>
          <text:p text:style-name="P15"><text:soft-page-break/>Other adjustment</text:p>
          <text:list>
            <text:list-item>
              <text:p text:style-name="P16">Users of Arch Linux need to edit /etc/cron.d/<text:span text:style-name="T138">backupserver (enable the line for Arch).</text:span></text:p>
            </text:list-item>
            <text:list-item>
              <text:p text:style-name="P18"><text:span text:style-name="T138">M</text:span>odify <text:span text:style-name="T127">~backupsrv</text:span><text:span text:style-name="T139">/scripts/backupconfig.sh if needed.</text:span></text:p>
            </text:list-item>
          </text:list>
        </text:list-item>
      </text:list>
      <text:h text:style-name="Heading_20_2" text:outline-level="2"><text:bookmark-start text:name="__RefHeading__837_844431807"/><text:span text:style-name="T139">D</text:span>eploy <text:span text:style-name="T140">backup client</text:span><text:bookmark-end text:name="__RefHeading__837_844431807"/></text:h>
      <text:list xml:id="list3717239689107867020" text:style-name="L23">
        <text:list-item>
          <text:p text:style-name="P19">cd /<text:span text:style-name="T163">path/to/</text:span>backupsystem/client</text:p>
        </text:list-item>
        <text:list-item>
          <text:p text:style-name="P20"><text:span text:style-name="T29">r</text:span>un setu<text:span text:style-name="T141">p</text:span>.sh</text:p>
          <text:p text:style-name="P93">bash setup.sh <text:span text:style-name="T143">URL_of_this_machine</text:span> [<text:span text:style-name="T35">path install to where</text:span>]</text:p>
        </text:list-item>
        <text:list-item>
          <text:p text:style-name="P21">setup.sh will create(or reuse) a special user “<text:span text:style-name="T128">backupclient</text:span>” <text:span text:style-name="T142">with “</text:span><text:span text:style-name="T38">path install to where”</text:span><text:span text:style-name="T45"> </text:span><text:span text:style-name="T46">as its home </text:span><text:span text:style-name="T47">directory.</text:span></text:p>
        </text:list-item>
        <text:list-item>
          <text:p text:style-name="P35">setup.sh will also ask a few questions:</text:p>
          <text:list>
            <text:list-item>
              <text:p text:style-name="P35">/path/to/sendmail: use this “sendmail” to notify administrator.</text:p>
            </text:list-item>
            <text:list-item>
              <text:p text:style-name="P22"><text:span text:style-name="T49">The </text:span><text:span text:style-name="T48">email </text:span><text:span text:style-name="T50">addresses that will receive notifications.</text:span></text:p>
            </text:list-item>
            <text:list-item>
              <text:p text:style-name="P22"><text:span text:style-name="T50">T</text:span><text:span text:style-name="T52">he </text:span><text:span text:style-name="T51">URL of </text:span><text:span text:style-name="T52">default backup server.</text:span></text:p>
            </text:list-item>
          </text:list>
        </text:list-item>
        <text:list-item>
          <text:p text:style-name="P23"><text:span text:style-name="T52">O</text:span><text:span text:style-name="T44">ther </text:span><text:span text:style-name="T53">adjustment</text:span></text:p>
        </text:list-item>
      </text:list>
      <text:list xml:id="list3101139745057515972" text:style-name="L24">
        <text:list-item>
          <text:list>
            <text:list-item>
              <text:p text:style-name="P17"><text:span text:style-name="T53">Users of Arch Linux need to edit /etc/cron.d/</text:span><text:span text:style-name="T54">backupserver (enable the line for Arch).</text:span></text:p>
            </text:list-item>
            <text:list-item>
              <text:p text:style-name="P24"><text:span text:style-name="T54">M</text:span><text:span text:style-name="T44">odify </text:span><text:span text:style-name="T116">~backupclient</text:span><text:span text:style-name="T120">/scripts/</text:span><text:span text:style-name="T121">backupconfig.sh</text:span><text:span text:style-name="T55">, </text:span><text:span text:style-name="T56">specif</text:span><text:span text:style-name="T57">y</text:span><text:span text:style-name="T56"> the </text:span><text:span text:style-name="T58">paths which need </text:span><text:span text:style-name="T60">to </text:span><text:span text:style-name="T58">backup</text:span><text:span text:style-name="T59">.</text:span></text:p>
            </text:list-item>
            <text:list-item>
              <text:p text:style-name="P25"><text:span text:style-name="T59">A</text:span><text:span text:style-name="T44">dd </text:span><text:span text:style-name="T92">user backupclient to related groups to en</text:span><text:span text:style-name="T96">sure</text:span><text:span text:style-name="T93"> </text:span><text:span text:style-name="T94">it can access </text:span><text:span text:style-name="T95">data </text:span><text:span text:style-name="T107">which </text:span><text:span text:style-name="T98">need </text:span><text:span text:style-name="T97">to backup.</text:span></text:p>
            </text:list-item>
          </text:list>
        </text:list-item>
      </text:list>
      <text:h text:style-name="P86" text:outline-level="2"><text:bookmark-start text:name="__RefHeading__839_844431807"/><text:span text:style-name="T144">M</text:span>ake a tunnel between <text:span text:style-name="T145">backupclient and backupserver</text:span><text:bookmark-end text:name="__RefHeading__839_844431807"/></text:h>
      <text:list xml:id="list6641227843300310574" text:style-name="L25">
        <text:list-item>
          <text:p text:style-name="P26"><text:span text:style-name="T61">P</text:span><text:span text:style-name="T44">ermit </text:span><text:span text:style-name="T62">backup client </text:span><text:span text:style-name="T63">to send request to backup server. </text:span><text:span text:style-name="T64">It is achi</text:span><text:span text:style-name="T68">e</text:span><text:span text:style-name="T64">ved by gitosis:</text:span></text:p>
          <text:p text:style-name="P94"><text:span text:style-name="T66"># </text:span><text:span text:style-name="T65">Administrator</text:span><text:span text:style-name="T67">'s machine</text:span></text:p>
          <text:p text:style-name="P94"><text:span text:style-name="T67">g</text:span><text:span text:style-name="T44">it clone ssh://backupsrv@backupserver_URL/gitosis-admin.git backupserver-admin.git</text:span></text:p>
          <text:p text:style-name="P95"/>
          <text:p text:style-name="P95"># Adds backup client's public key and modify gitosis.conf</text:p>
          <text:p text:style-name="P95"># commit &amp; push</text:p>
        </text:list-item>
        <text:list-item>
          <text:p text:style-name="P27"><text:span text:style-name="T44"><text:s/></text:span><text:span text:style-name="T70">On backup client: import the public key of backup server:</text:span></text:p>
          <text:p text:style-name="P94"><text:span text:style-name="T44">cat </text:span><text:span text:style-name="T119">id_rsa.pub</text:span><text:span text:style-name="T44"> &gt;&gt; <text:s/></text:span><text:span text:style-name="T115">~backupclient</text:span><text:span text:style-name="T44">/.ssh/authorized_keys</text:span></text:p>
        </text:list-item>
        <text:list-item>
          <text:p text:style-name="P28"><text:span text:style-name="T69">B</text:span><text:span text:style-name="T44">ackup server &amp; client: remember</text:span><text:span text:style-name="T74"> </text:span><text:span text:style-name="T71">host </text:span><text:span text:style-name="T44">fingerprint</text:span><text:span text:style-name="T73"> </text:span><text:span text:style-name="T75">of </text:span><text:span text:style-name="T44">each </text:span><text:span text:style-name="T74">other, </text:span><text:span text:style-name="T77">i.e. </text:span><text:span text:style-name="T73">leave a record in “</text:span><text:span text:style-name="T76">.ssh/known_hosts”.</text:span></text:p>
          <text:p text:style-name="P91"><text:span text:style-name="T44"># </text:span><text:span text:style-name="T72">O</text:span><text:span text:style-name="T44">n server as backupsrv, </text:span><text:span text:style-name="T108">press </text:span><text:span text:style-name="T109">'</text:span><text:span text:style-name="T108">yes</text:span><text:span text:style-name="T109">'</text:span></text:p>
          <text:p text:style-name="P91"><text:span text:style-name="T122">ssh </text:span><text:span text:style-name="T123">backupclient@backupclient_UR</text:span><text:span text:style-name="T124">L</text:span></text:p>
          <text:p text:style-name="P92"/>
          <text:p text:style-name="P92"># On <text:s/>client as backupclient, <text:span text:style-name="T164">press 'yes'</text:span></text:p>
          <text:p text:style-name="P92">ssh backupsrv@backupserver_URL</text:p>
        </text:list-item>
      </text:list>
      <text:h text:style-name="P87" text:outline-level="1"><text:bookmark-start text:name="__RefHeading__841_844431807"/><text:soft-page-break/>Doing backup<text:bookmark-end text:name="__RefHeading__841_844431807"/></text:h>
      <text:p text:style-name="P2">On backupclient:</text:p>
      <text:list xml:id="list223105980472078462" text:style-name="L26">
        <text:list-item>
          <text:p text:style-name="P29"><text:span text:style-name="T44">~backupclient/</text:span><text:span text:style-name="T78">scripts/backup_it</text:span></text:p>
          <text:p text:style-name="P31"><text:span text:style-name="T78">B</text:span><text:span text:style-name="T44">ackup individual module, usage:</text:span></text:p>
          <text:p text:style-name="P97"><text:span text:style-name="T79">backup_it </text:span><text:span text:style-name="T80">&lt;</text:span><text:span text:style-name="T82">module</text:span><text:span text:style-name="T80">&gt; </text:span><text:span text:style-name="T81">backupserver</text:span></text:p>
          <text:p text:style-name="P97"><text:span text:style-name="T81"># </text:span><text:span text:style-name="T37">module</text:span><text:span text:style-name="T44"> may be one of “git”, “trac”, “wiki”, “wordpress” and “directories”</text:span></text:p>
          <text:p text:style-name="P97"><text:span text:style-name="T44"># </text:span><text:span text:style-name="T37">backupserver</text:span><text:span text:style-name="T44"> may be an empty string </text:span><text:span text:style-name="T83">which </text:span><text:span text:style-name="T84">denote</text:span><text:span text:style-name="T110">s</text:span><text:span text:style-name="T84"> </text:span><text:span text:style-name="T85">the default backup server</text:span></text:p>
        </text:list-item>
        <text:list-item>
          <text:p text:style-name="P30"><text:span text:style-name="T78">~backupclient/scripts/backup_</text:span><text:span text:style-name="T86">all</text:span></text:p>
          <text:p text:style-name="P32"><text:span text:style-name="T86">D</text:span><text:span text:style-name="T44">o a full backup</text:span><text:span text:style-name="T87">(include all </text:span><text:span text:style-name="T40">modules</text:span><text:span text:style-name="T87"> above</text:span><text:span text:style-name="T88">)</text:span><text:span text:style-name="T87">.</text:span></text:p>
        </text:list-item>
      </text:list>
      <text:h text:style-name="Heading_20_1" text:outline-level="1"><text:bookmark-start text:name="__RefHeading__843_844431807"/><text:span text:style-name="T87">B</text:span><text:span text:style-name="T44">rowser backup data</text:span><text:bookmark-end text:name="__RefHeading__843_844431807"/></text:h>
      <text:p text:style-name="P1"><text:span text:style-name="T87">O</text:span><text:span text:style-name="T44">n </text:span><text:span text:style-name="T89">backupserver, </text:span><text:span text:style-name="T90">~backupsrv/data/</text:span><text:span text:style-name="T91">backupclient_URL/</text:span></text:p>
      <text:list xml:id="list1737387666322860465" text:style-name="L27">
        <text:list-item>
          <text:p text:style-name="P33"><text:span text:style-name="T91">g</text:span><text:span text:style-name="T44">it:</text:span></text:p>
          <text:p text:style-name="P36">backed up git repos.</text:p>
        </text:list-item>
        <text:list-item>
          <text:p text:style-name="P37">rsync:</text:p>
          <text:p text:style-name="P38">backed up directories.</text:p>
        </text:list-item>
        <text:list-item>
          <text:p text:style-name="P39">sftp:</text:p>
          <text:p text:style-name="P34"><text:span text:style-name="T44">backed up archives, </text:span><text:span text:style-name="T99">using </text:span><text:span text:style-name="T100">~backupsrv/scripts/bkdb to browser them:</text:span></text:p>
          <text:p text:style-name="P98"><text:span text:style-name="T100">c</text:span><text:span text:style-name="T44">d </text:span><text:span text:style-name="T90">~backupsrv/data/</text:span><text:span text:style-name="T91">backupclient_URL/</text:span><text:span text:style-name="T101">sftp</text:span></text:p>
          <text:p text:style-name="P98"><text:span text:style-name="T100">~backupsrv/scripts/bkdb </text:span><text:span text:style-name="T102">ls</text:span></text:p>
          <text:p text:style-name="P98"><text:span text:style-name="T146">Base path</text:span><text:span text:style-name="T44">: "/home/services/backup/data/</text:span><text:span text:style-name="T104">backupclient_URL</text:span><text:span text:style-name="T44">/sftp" </text:span></text:p>
          <text:p text:style-name="P98"><text:span text:style-name="T147">*</text:span><text:span text:style-name="T44"> </text:span><text:span text:style-name="T115">[0]</text:span><text:span text:style-name="T44"> /home/</text:span><text:span text:style-name="T105">services</text:span><text:span text:style-name="T44">/trac </text:span></text:p>
          <text:p text:style-name="P98"><text:span text:style-name="T148">*</text:span><text:span text:style-name="T44"> </text:span><text:span text:style-name="T115">[1]</text:span><text:span text:style-name="T44"> /home/</text:span><text:span text:style-name="T105">services</text:span><text:span text:style-name="T44">/wiki </text:span></text:p>
          <text:p text:style-name="P98"><text:span text:style-name="T148">*</text:span><text:span text:style-name="T44"> </text:span><text:span text:style-name="T115">[2]</text:span><text:span text:style-name="T44"> /home/</text:span><text:span text:style-name="T105">services</text:span><text:span text:style-name="T44">/wordpress </text:span></text:p>
          <text:p text:style-name="P98"><text:span text:style-name="T44">[</text:span><text:span text:style-name="T148">0</text:span><text:span text:style-name="T44">] /home/</text:span><text:span text:style-name="T106">services</text:span><text:span text:style-name="T44">/trac: </text:span></text:p>
          <text:p text:style-name="P98"><text:span text:style-name="T44"><text:tab/></text:span><text:span text:style-name="T115">2013-09-05 01:35:30 [0]</text:span><text:span text:style-name="T44"> </text:span></text:p>
          <text:p text:style-name="P96"/>
          <text:p text:style-name="P99"><text:span text:style-name="T44">[</text:span><text:span text:style-name="T148">1</text:span><text:span text:style-name="T44">] /home/</text:span><text:span text:style-name="T106">services</text:span><text:span text:style-name="T44">/wiki: </text:span></text:p>
          <text:p text:style-name="P98"><text:span text:style-name="T44"><text:tab/></text:span><text:span text:style-name="T115">2013-09-05 01:48:41 [1] </text:span></text:p>
          <text:p text:style-name="P96"/>
          <text:p text:style-name="P99"><text:span text:style-name="T44">[</text:span><text:span text:style-name="T148">2</text:span><text:span text:style-name="T44">] /home/</text:span><text:span text:style-name="T106">services</text:span><text:span text:style-name="T44">/wordpress: </text:span></text:p>
          <text:p text:style-name="P98"><text:span text:style-name="T44"><text:tab/></text:span><text:span text:style-name="T115">2013-09-05 01:48:43 [2] </text:span></text:p>
          <text:p text:style-name="P96"/>
          <text:p text:style-name="P98"><text:span text:style-name="T44"># </text:span><text:span text:style-name="T102">e</text:span><text:span text:style-name="T44">xport backed up archives</text:span></text:p>
          <text:p text:style-name="P98"><text:span text:style-name="T100">~backupsrv/scripts/bkdb </text:span><text:span text:style-name="T103">export &lt;dest_dir&gt; &lt;data_index&gt; [datetime_range]</text:span></text:p>
        </text:list-item>
      </text:list>
      <text:h text:style-name="Heading_20_1" text:outline-level="1"><text:bookmark-start text:name="__RefHeading__845_844431807"/><text:soft-page-break/><text:span text:style-name="T103">D</text:span><text:span text:style-name="T44">etail</text:span><text:bookmark-end text:name="__RefHeading__845_844431807"/></text:h>
      <text:h text:style-name="P86" text:outline-level="2"><text:bookmark-start text:name="__RefHeading__847_844431807"/>Overview<text:bookmark-end text:name="__RefHeading__847_844431807"/></text:h>
      <text:list xml:id="list7382338764684603516" text:style-name="L28">
        <text:list-item>
          <text:p text:style-name="P46">gitosis controlled git as <text:span text:style-name="T165">a </text:span>control line. </text:p>
          <text:p text:style-name="P47">Backup clients send request through <text:span text:style-name="T165">this </text:span>control line.</text:p>
        </text:list-item>
        <text:list-item>
          <text:p text:style-name="P48">sftp<text:span text:style-name="T150">(...)</text:span> as <text:span text:style-name="T165">a data line.</text:span></text:p>
          <text:p text:style-name="P49"><text:span text:style-name="T149">B</text:span>ackup servers retrieve <text:span text:style-name="T151">data to backup through this data line.</text:span></text:p>
        </text:list-item>
      </text:list>
      <text:p text:style-name="P6"><draw:g text:anchor-type="paragraph" draw:z-index="0" draw:style-name="gr1"><draw:frame draw:style-name="gr2" draw:text-style-name="P104" svg:width="2.096cm" svg:height="0.821cm" svg:x="14.138cm" svg:y="4.397cm"><draw:text-box><text:p text:style-name="P103"><text:span text:style-name="T208">gitosis</text:span></text:p></draw:text-box></draw:frame><draw:g draw:style-name="gr3"><draw:custom-shape draw:style-name="gr4" draw:text-style-name="P105" svg:width="3.959cm" svg:height="3.072cm" svg:x="0.981cm" svg:y="5.9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105" svg:width="3.959cm" svg:height="3.072cm" svg:x="5.378cm" svg:y="5.9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105" svg:width="3.959cm" svg:height="3.072cm" svg:x="9.776cm" svg:y="5.9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05" svg:width="12.754cm" svg:height="4.389cm" svg:x="0.981cm" svg:y="0.2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g draw:style-name="gr3"><draw:rect draw:style-name="gr6" draw:text-style-name="P105" svg:width="3.079cm" svg:height="1.318cm" svg:x="1.399cm" svg:y="7.165cm"><text:p/></draw:rect><draw:line draw:style-name="gr7" draw:text-style-name="P105" svg:x1="1.883cm" svg:y1="7.866cm" svg:x2="2.323cm" svg:y2="7.866cm"><text:p/></draw:line><draw:line draw:style-name="gr7" draw:text-style-name="P105" svg:x1="2.764cm" svg:y1="7.866cm" svg:x2="3.204cm" svg:y2="7.866cm"><text:p/></draw:line><draw:line draw:style-name="gr7" draw:text-style-name="P105" svg:x1="3.644cm" svg:y1="7.866cm" svg:x2="4.084cm" svg:y2="7.866cm"><text:p/></draw:line><draw:line draw:style-name="gr7" draw:text-style-name="P105" svg:x1="1.883cm" svg:y1="8.304cm" svg:x2="2.323cm" svg:y2="8.304cm"><text:p/></draw:line><draw:line draw:style-name="gr7" draw:text-style-name="P105" svg:x1="2.764cm" svg:y1="8.304cm" svg:x2="3.204cm" svg:y2="8.304cm"><text:p/></draw:line><draw:line draw:style-name="gr7" draw:text-style-name="P105" svg:x1="3.644cm" svg:y1="8.304cm" svg:x2="4.084cm" svg:y2="8.304cm"><text:p/></draw:line></draw:g><draw:g draw:style-name="gr3"><draw:custom-shape draw:style-name="gr8" draw:text-style-name="P105" svg:width="0.877cm" svg:height="0.879cm" draw:transform="skewX (0.00209439510239319) rotate (1.5683528658421) translate (2.53294444444444cm 7.14375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105" svg:x1="2.721cm" svg:y1="7.435cm" svg:x2="2.722cm" svg:y2="7.142cm"><text:p/></draw:line><draw:line draw:style-name="gr9" draw:text-style-name="P105" svg:x1="3.242cm" svg:y1="7.435cm" svg:x2="3.243cm" svg:y2="7.142cm"><text:p/></draw:line></draw:g><draw:g draw:style-name="gr3"><draw:rect draw:style-name="gr6" draw:text-style-name="P105" svg:width="3.079cm" svg:height="1.317cm" svg:x="1.42cm" svg:y="2.026cm"><text:p/></draw:rect><draw:line draw:style-name="gr7" draw:text-style-name="P105" svg:x1="1.86cm" svg:y1="2.466cm" svg:x2="2.3cm" svg:y2="2.466cm"><text:p/></draw:line><draw:line draw:style-name="gr7" draw:text-style-name="P105" svg:x1="2.741cm" svg:y1="2.466cm" svg:x2="3.181cm" svg:y2="2.466cm"><text:p/></draw:line><draw:line draw:style-name="gr7" draw:text-style-name="P105" svg:x1="3.619cm" svg:y1="2.466cm" svg:x2="4.059cm" svg:y2="2.466cm"><text:p/></draw:line><draw:line draw:style-name="gr7" draw:text-style-name="P105" svg:x1="1.86cm" svg:y1="2.905cm" svg:x2="2.3cm" svg:y2="2.905cm"><text:p/></draw:line><draw:line draw:style-name="gr7" draw:text-style-name="P105" svg:x1="2.741cm" svg:y1="2.905cm" svg:x2="3.181cm" svg:y2="2.905cm"><text:p/></draw:line><draw:line draw:style-name="gr7" draw:text-style-name="P105" svg:x1="3.619cm" svg:y1="2.905cm" svg:x2="4.059cm" svg:y2="2.905cm"><text:p/></draw:line></draw:g><draw:line draw:style-name="gr10" draw:text-style-name="P105" svg:x1="1.86cm" svg:y1="1.15cm" svg:x2="1.86cm" svg:y2="2.027cm"><text:p/></draw:line><draw:line draw:style-name="gr10" draw:text-style-name="P105" svg:x1="2.357cm" svg:y1="1.15cm" svg:x2="2.357cm" svg:y2="2.027cm"><text:p/></draw:line><draw:line draw:style-name="gr10" draw:text-style-name="P105" svg:x1="2.876cm" svg:y1="1.15cm" svg:x2="2.876cm" svg:y2="2.027cm"><text:p/></draw:line><draw:line draw:style-name="gr10" draw:text-style-name="P105" svg:x1="3.353cm" svg:y1="1.15cm" svg:x2="3.353cm" svg:y2="2.027cm"><text:p/></draw:line><draw:line draw:style-name="gr10" draw:text-style-name="P105" svg:x1="3.871cm" svg:y1="1.15cm" svg:x2="3.871cm" svg:y2="2.027cm"><text:p/></draw:line><draw:line draw:style-name="gr11" draw:text-style-name="P105" svg:x1="2.988cm" svg:y1="3.339cm" svg:x2="2.998cm" svg:y2="6.263cm"><text:p/></draw:line><draw:custom-shape draw:style-name="gr12" draw:text-style-name="P107" svg:width="1.341cm" svg:height="0.669cm" svg:x="2.277cm" svg:y="3.552cm"><text:p text:style-name="P106"><text:span text:style-name="T209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draw:g draw:style-name="gr3"><draw:g draw:style-name="gr3"><draw:rect draw:style-name="gr6" draw:text-style-name="P105" svg:width="3.079cm" svg:height="1.318cm" svg:x="5.796cm" svg:y="7.165cm"><text:p/></draw:rect><draw:line draw:style-name="gr7" draw:text-style-name="P105" svg:x1="6.281cm" svg:y1="7.866cm" svg:x2="6.721cm" svg:y2="7.866cm"><text:p/></draw:line><draw:line draw:style-name="gr7" draw:text-style-name="P105" svg:x1="7.16cm" svg:y1="7.866cm" svg:x2="7.6cm" svg:y2="7.866cm"><text:p/></draw:line><draw:line draw:style-name="gr7" draw:text-style-name="P105" svg:x1="8.04cm" svg:y1="7.866cm" svg:x2="8.48cm" svg:y2="7.866cm"><text:p/></draw:line><draw:line draw:style-name="gr7" draw:text-style-name="P105" svg:x1="6.281cm" svg:y1="8.304cm" svg:x2="6.721cm" svg:y2="8.304cm"><text:p/></draw:line><draw:line draw:style-name="gr7" draw:text-style-name="P105" svg:x1="7.16cm" svg:y1="8.304cm" svg:x2="7.6cm" svg:y2="8.304cm"><text:p/></draw:line><draw:line draw:style-name="gr7" draw:text-style-name="P105" svg:x1="8.04cm" svg:y1="8.304cm" svg:x2="8.48cm" svg:y2="8.304cm"><text:p/></draw:line></draw:g><draw:g draw:style-name="gr3"><draw:custom-shape draw:style-name="gr8" draw:text-style-name="P105" svg:width="0.877cm" svg:height="0.881cm" draw:transform="rotate (1.5683528658421) translate (6.93208333333333cm 7.14375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105" svg:x1="7.119cm" svg:y1="7.435cm" svg:x2="7.12cm" svg:y2="7.142cm"><text:p/></draw:line><draw:line draw:style-name="gr9" draw:text-style-name="P105" svg:x1="7.641cm" svg:y1="7.435cm" svg:x2="7.642cm" svg:y2="7.142cm"><text:p/></draw:line></draw:g><draw:g draw:style-name="gr3"><draw:rect draw:style-name="gr6" draw:text-style-name="P105" svg:width="3.079cm" svg:height="1.317cm" svg:x="5.819cm" svg:y="2.026cm"><text:p/></draw:rect><draw:line draw:style-name="gr7" draw:text-style-name="P105" svg:x1="6.26cm" svg:y1="2.466cm" svg:x2="6.7cm" svg:y2="2.466cm"><text:p/></draw:line><draw:line draw:style-name="gr7" draw:text-style-name="P105" svg:x1="7.137cm" svg:y1="2.466cm" svg:x2="7.577cm" svg:y2="2.466cm"><text:p/></draw:line><draw:line draw:style-name="gr7" draw:text-style-name="P105" svg:x1="8.017cm" svg:y1="2.466cm" svg:x2="8.457cm" svg:y2="2.466cm"><text:p/></draw:line><draw:line draw:style-name="gr7" draw:text-style-name="P105" svg:x1="6.26cm" svg:y1="2.905cm" svg:x2="6.7cm" svg:y2="2.905cm"><text:p/></draw:line><draw:line draw:style-name="gr7" draw:text-style-name="P105" svg:x1="7.137cm" svg:y1="2.905cm" svg:x2="7.577cm" svg:y2="2.905cm"><text:p/></draw:line><draw:line draw:style-name="gr7" draw:text-style-name="P105" svg:x1="8.017cm" svg:y1="2.905cm" svg:x2="8.457cm" svg:y2="2.905cm"><text:p/></draw:line></draw:g><draw:line draw:style-name="gr10" draw:text-style-name="P105" svg:x1="6.26cm" svg:y1="1.15cm" svg:x2="6.26cm" svg:y2="2.027cm"><text:p/></draw:line><draw:line draw:style-name="gr10" draw:text-style-name="P105" svg:x1="6.755cm" svg:y1="1.15cm" svg:x2="6.755cm" svg:y2="2.027cm"><text:p/></draw:line><draw:line draw:style-name="gr10" draw:text-style-name="P105" svg:x1="7.276cm" svg:y1="1.15cm" svg:x2="7.276cm" svg:y2="2.027cm"><text:p/></draw:line><draw:line draw:style-name="gr10" draw:text-style-name="P105" svg:x1="7.749cm" svg:y1="1.15cm" svg:x2="7.749cm" svg:y2="2.027cm"><text:p/></draw:line><draw:line draw:style-name="gr10" draw:text-style-name="P105" svg:x1="8.269cm" svg:y1="1.15cm" svg:x2="8.269cm" svg:y2="2.027cm"><text:p/></draw:line><draw:line draw:style-name="gr11" draw:text-style-name="P105" svg:x1="7.384cm" svg:y1="3.339cm" svg:x2="7.394cm" svg:y2="6.263cm"><text:p/></draw:line><draw:custom-shape draw:style-name="gr12" draw:text-style-name="P107" svg:width="1.343cm" svg:height="0.669cm" svg:x="6.675cm" svg:y="3.552cm"><text:p text:style-name="P106"><text:span text:style-name="T209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draw:g draw:style-name="gr3"><draw:g draw:style-name="gr3"><draw:rect draw:style-name="gr6" draw:text-style-name="P105" svg:width="3.079cm" svg:height="1.318cm" svg:x="10.194cm" svg:y="7.165cm"><text:p/></draw:rect><draw:line draw:style-name="gr7" draw:text-style-name="P105" svg:x1="10.679cm" svg:y1="7.866cm" svg:x2="11.119cm" svg:y2="7.866cm"><text:p/></draw:line><draw:line draw:style-name="gr7" draw:text-style-name="P105" svg:x1="11.558cm" svg:y1="7.866cm" svg:x2="11.998cm" svg:y2="7.866cm"><text:p/></draw:line><draw:line draw:style-name="gr7" draw:text-style-name="P105" svg:x1="12.438cm" svg:y1="7.866cm" svg:x2="12.878cm" svg:y2="7.866cm"><text:p/></draw:line><draw:line draw:style-name="gr7" draw:text-style-name="P105" svg:x1="10.679cm" svg:y1="8.304cm" svg:x2="11.119cm" svg:y2="8.304cm"><text:p/></draw:line><draw:line draw:style-name="gr7" draw:text-style-name="P105" svg:x1="11.558cm" svg:y1="8.304cm" svg:x2="11.998cm" svg:y2="8.304cm"><text:p/></draw:line><draw:line draw:style-name="gr7" draw:text-style-name="P105" svg:x1="12.438cm" svg:y1="8.304cm" svg:x2="12.878cm" svg:y2="8.304cm"><text:p/></draw:line></draw:g><draw:g draw:style-name="gr3"><draw:custom-shape draw:style-name="gr8" draw:text-style-name="P105" svg:width="0.877cm" svg:height="0.881cm" draw:transform="skewX (-0.00191986217719376) rotate (1.5683528658421) translate (11.3276944444444cm 7.14375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105" svg:x1="11.518cm" svg:y1="7.435cm" svg:x2="11.519cm" svg:y2="7.142cm"><text:p/></draw:line><draw:line draw:style-name="gr9" draw:text-style-name="P105" svg:x1="12.038cm" svg:y1="7.435cm" svg:x2="12.039cm" svg:y2="7.142cm"><text:p/></draw:line></draw:g><draw:g draw:style-name="gr3"><draw:rect draw:style-name="gr6" draw:text-style-name="P105" svg:width="3.081cm" svg:height="1.317cm" svg:x="10.215cm" svg:y="2.026cm"><text:p/></draw:rect><draw:line draw:style-name="gr7" draw:text-style-name="P105" svg:x1="10.656cm" svg:y1="2.466cm" svg:x2="11.096cm" svg:y2="2.466cm"><text:p/></draw:line><draw:line draw:style-name="gr7" draw:text-style-name="P105" svg:x1="11.535cm" svg:y1="2.466cm" svg:x2="11.975cm" svg:y2="2.466cm"><text:p/></draw:line><draw:line draw:style-name="gr7" draw:text-style-name="P105" svg:x1="12.416cm" svg:y1="2.466cm" svg:x2="12.856cm" svg:y2="2.466cm"><text:p/></draw:line><draw:line draw:style-name="gr7" draw:text-style-name="P105" svg:x1="10.656cm" svg:y1="2.905cm" svg:x2="11.096cm" svg:y2="2.905cm"><text:p/></draw:line><draw:line draw:style-name="gr7" draw:text-style-name="P105" svg:x1="11.535cm" svg:y1="2.905cm" svg:x2="11.975cm" svg:y2="2.905cm"><text:p/></draw:line><draw:line draw:style-name="gr7" draw:text-style-name="P105" svg:x1="12.416cm" svg:y1="2.905cm" svg:x2="12.856cm" svg:y2="2.905cm"><text:p/></draw:line></draw:g><draw:line draw:style-name="gr10" draw:text-style-name="P105" svg:x1="10.656cm" svg:y1="1.15cm" svg:x2="10.656cm" svg:y2="2.027cm"><text:p/></draw:line><draw:line draw:style-name="gr10" draw:text-style-name="P105" svg:x1="11.153cm" svg:y1="1.15cm" svg:x2="11.153cm" svg:y2="2.027cm"><text:p/></draw:line><draw:line draw:style-name="gr10" draw:text-style-name="P105" svg:x1="11.675cm" svg:y1="1.15cm" svg:x2="11.675cm" svg:y2="2.027cm"><text:p/></draw:line><draw:line draw:style-name="gr10" draw:text-style-name="P105" svg:x1="12.147cm" svg:y1="1.15cm" svg:x2="12.147cm" svg:y2="2.027cm"><text:p/></draw:line><draw:line draw:style-name="gr10" draw:text-style-name="P105" svg:x1="12.67cm" svg:y1="1.15cm" svg:x2="12.67cm" svg:y2="2.027cm"><text:p/></draw:line><draw:line draw:style-name="gr11" draw:text-style-name="P105" svg:x1="11.782cm" svg:y1="3.339cm" svg:x2="11.792cm" svg:y2="6.263cm"><text:p/></draw:line><draw:custom-shape draw:style-name="gr12" draw:text-style-name="P107" svg:width="1.343cm" svg:height="0.669cm" svg:x="11.074cm" svg:y="3.552cm"><text:p text:style-name="P106"><text:span text:style-name="T209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draw:line draw:style-name="gr13" draw:text-style-name="P105" xml:id="id1" draw:id="id1" svg:x1="1.053cm" svg:y1="5.212cm" svg:x2="13.807cm" svg:y2="5.212cm"><text:p/></draw:line></draw:g><draw:connector draw:style-name="gr14" draw:text-style-name="P105" draw:type="curve" svg:x1="13.808cm" svg:y1="5.212cm" svg:x2="14.33cm" svg:y2="4.664cm" draw:start-shape="id1" svg:d="m13808 5212c0-825 522-550 522-548" svg:viewBox="0 0 524 596"><text:p/></draw:connector><draw:custom-shape draw:style-name="gr15" draw:text-style-name="P105" svg:width="0.461cm" svg:height="9.238cm" draw:transform="skewX (-0.000174532925199433) rotate (1.57481058407448) translate (2.74284722222222cm 9.9236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gr16" draw:text-style-name="P108" svg:width="4.654cm" svg:height="0.812cm" svg:x="5.327cm" svg:y="9.856cm"><draw:text-box><text:p text:style-name="P103"><text:span text:style-name="T210">Backup servers</text:span></text:p></draw:text-box></draw:frame><draw:frame draw:style-name="gr17" draw:text-style-name="P109" svg:width="5.543cm" svg:height="0.812cm" svg:x="4.909cm" svg:y="0.199cm"><draw:text-box><text:p text:style-name="P103"><text:span text:style-name="T211">One backup client</text:span></text:p></draw:text-box></draw:frame></draw:g></text:p>
      <text:h text:style-name="Heading_20_2" text:outline-level="2"><text:bookmark-start text:name="__RefHeading__849_844431807"/>The backup <text:span text:style-name="T152">process</text:span><text:bookmark-end text:name="__RefHeading__849_844431807"/></text:h>
      <text:list xml:id="list1569485852455644036" text:style-name="L29">
        <text:list-item>
          <text:p text:style-name="P50">Backup <text:span text:style-name="T166">c</text:span>lient <text:span text:style-name="T153">creates requests in request pool(s)</text:span></text:p>
          <text:p text:style-name="P51"><draw:g text:anchor-type="paragraph" draw:z-index="1" draw:style-name="gr1"><draw:custom-shape draw:style-name="gr18" svg:width="14.17cm" svg:height="3.901cm" svg:x="1.277cm" svg:y="0.06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g draw:style-name="gr3"><draw:rect draw:style-name="gr6" draw:text-style-name="P105" svg:width="3.432cm" svg:height="1.47cm" svg:x="2.302cm" svg:y="1.87cm"><text:p/></draw:rect><draw:line draw:style-name="gr7" draw:text-style-name="P105" svg:x1="2.79cm" svg:y1="2.36cm" svg:x2="3.28cm" svg:y2="2.36cm"><text:p/></draw:line><draw:line draw:style-name="gr7" draw:text-style-name="P105" svg:x1="3.772cm" svg:y1="2.36cm" svg:x2="4.262cm" svg:y2="2.36cm"><text:p/></draw:line><draw:line draw:style-name="gr7" draw:text-style-name="P105" svg:x1="4.752cm" svg:y1="2.36cm" svg:x2="5.242cm" svg:y2="2.36cm"><text:p/></draw:line><draw:line draw:style-name="gr7" draw:text-style-name="P105" svg:x1="2.79cm" svg:y1="2.852cm" svg:x2="3.28cm" svg:y2="2.852cm"><text:p/></draw:line><draw:line draw:style-name="gr7" draw:text-style-name="P105" svg:x1="3.772cm" svg:y1="2.852cm" svg:x2="4.262cm" svg:y2="2.852cm"><text:p/></draw:line><draw:line draw:style-name="gr7" draw:text-style-name="P105" svg:x1="4.752cm" svg:y1="2.852cm" svg:x2="5.242cm" svg:y2="2.852cm"><text:p/></draw:line></draw:g><draw:line draw:style-name="gr10" draw:text-style-name="P105" svg:x1="2.79cm" svg:y1="0.89cm" svg:x2="2.79cm" svg:y2="1.87cm"><text:p/></draw:line><draw:line draw:style-name="gr10" draw:text-style-name="P105" svg:x1="3.346cm" svg:y1="0.89cm" svg:x2="3.346cm" svg:y2="1.87cm"><text:p/></draw:line><draw:line draw:style-name="gr10" draw:text-style-name="P105" svg:x1="3.923cm" svg:y1="0.89cm" svg:x2="3.923cm" svg:y2="1.87cm"><text:p/></draw:line><draw:line draw:style-name="gr10" draw:text-style-name="P105" svg:x1="4.453cm" svg:y1="0.89cm" svg:x2="4.453cm" svg:y2="1.87cm"><text:p/></draw:line><draw:line draw:style-name="gr10" draw:text-style-name="P105" svg:x1="5.033cm" svg:y1="0.89cm" svg:x2="5.033cm" svg:y2="1.87cm"><text:p/></draw:line></draw:g><draw:g draw:style-name="gr3"><draw:g draw:style-name="gr3"><draw:rect draw:style-name="gr6" draw:text-style-name="P105" svg:width="3.432cm" svg:height="1.47cm" svg:x="6.641cm" svg:y="1.873cm"><text:p/></draw:rect><draw:line draw:style-name="gr7" draw:text-style-name="P105" svg:x1="7.132cm" svg:y1="2.363cm" svg:x2="7.622cm" svg:y2="2.363cm"><text:p/></draw:line><draw:line draw:style-name="gr7" draw:text-style-name="P105" svg:x1="8.112cm" svg:y1="2.363cm" svg:x2="8.602cm" svg:y2="2.363cm"><text:p/></draw:line><draw:line draw:style-name="gr7" draw:text-style-name="P105" svg:x1="9.092cm" svg:y1="2.363cm" svg:x2="9.582cm" svg:y2="2.363cm"><text:p/></draw:line><draw:line draw:style-name="gr7" draw:text-style-name="P105" svg:x1="7.132cm" svg:y1="2.855cm" svg:x2="7.622cm" svg:y2="2.855cm"><text:p/></draw:line><draw:line draw:style-name="gr7" draw:text-style-name="P105" svg:x1="8.112cm" svg:y1="2.855cm" svg:x2="8.602cm" svg:y2="2.855cm"><text:p/></draw:line><draw:line draw:style-name="gr7" draw:text-style-name="P105" svg:x1="9.092cm" svg:y1="2.855cm" svg:x2="9.582cm" svg:y2="2.855cm"><text:p/></draw:line></draw:g><draw:line draw:style-name="gr10" draw:text-style-name="P105" svg:x1="7.132cm" svg:y1="0.893cm" svg:x2="7.132cm" svg:y2="1.873cm"><text:p/></draw:line><draw:line draw:style-name="gr10" draw:text-style-name="P105" svg:x1="7.685cm" svg:y1="0.893cm" svg:x2="7.685cm" svg:y2="1.873cm"><text:p/></draw:line><draw:line draw:style-name="gr10" draw:text-style-name="P105" svg:x1="8.264cm" svg:y1="0.893cm" svg:x2="8.264cm" svg:y2="1.873cm"><text:p/></draw:line><draw:line draw:style-name="gr10" draw:text-style-name="P105" svg:x1="8.793cm" svg:y1="0.893cm" svg:x2="8.793cm" svg:y2="1.873cm"><text:p/></draw:line><draw:line draw:style-name="gr10" draw:text-style-name="P105" svg:x1="9.373cm" svg:y1="0.893cm" svg:x2="9.373cm" svg:y2="1.873cm"><text:p/></draw:line></draw:g><draw:g draw:style-name="gr3"><draw:g draw:style-name="gr3"><draw:rect draw:style-name="gr6" draw:text-style-name="P105" svg:width="3.43cm" svg:height="1.47cm" svg:x="10.909cm" svg:y="1.877cm"><text:p/></draw:rect><draw:line draw:style-name="gr7" draw:text-style-name="P105" svg:x1="11.4cm" svg:y1="2.367cm" svg:x2="11.89cm" svg:y2="2.367cm"><text:p/></draw:line><draw:line draw:style-name="gr7" draw:text-style-name="P105" svg:x1="12.379cm" svg:y1="2.367cm" svg:x2="12.869cm" svg:y2="2.367cm"><text:p/></draw:line><draw:line draw:style-name="gr7" draw:text-style-name="P105" svg:x1="13.358cm" svg:y1="2.367cm" svg:x2="13.848cm" svg:y2="2.367cm"><text:p/></draw:line><draw:line draw:style-name="gr7" draw:text-style-name="P105" svg:x1="11.4cm" svg:y1="2.857cm" svg:x2="11.89cm" svg:y2="2.857cm"><text:p/></draw:line><draw:line draw:style-name="gr7" draw:text-style-name="P105" svg:x1="12.379cm" svg:y1="2.857cm" svg:x2="12.869cm" svg:y2="2.857cm"><text:p/></draw:line><draw:line draw:style-name="gr7" draw:text-style-name="P105" svg:x1="13.358cm" svg:y1="2.857cm" svg:x2="13.848cm" svg:y2="2.857cm"><text:p/></draw:line></draw:g><draw:line draw:style-name="gr10" draw:text-style-name="P105" svg:x1="11.4cm" svg:y1="0.897cm" svg:x2="11.4cm" svg:y2="1.877cm"><text:p/></draw:line><draw:line draw:style-name="gr10" draw:text-style-name="P105" svg:x1="11.953cm" svg:y1="0.897cm" svg:x2="11.953cm" svg:y2="1.877cm"><text:p/></draw:line><draw:line draw:style-name="gr10" draw:text-style-name="P105" svg:x1="12.533cm" svg:y1="0.897cm" svg:x2="12.533cm" svg:y2="1.877cm"><text:p/></draw:line><draw:line draw:style-name="gr10" draw:text-style-name="P105" svg:x1="13.06cm" svg:y1="0.897cm" svg:x2="13.06cm" svg:y2="1.877cm"><text:p/></draw:line><draw:line draw:style-name="gr10" draw:text-style-name="P105" svg:x1="13.641cm" svg:y1="0.897cm" svg:x2="13.641cm" svg:y2="1.877cm"><text:p/></draw:line></draw:g><draw:frame draw:style-name="gr19" draw:text-style-name="P110" svg:width="15.01cm" svg:height="0.609cm" svg:x="1.021cm" svg:y="0.016cm"><draw:text-box><text:p><text:span text:style-name="T212">python ~backupclient/scripts/commitBackupRequest &lt;module&gt; &lt;path&gt; [backupserver_URL]</text:span></text:p></draw:text-box></draw:frame><draw:frame draw:style-name="gr20" draw:text-style-name="P112" svg:width="9.445cm" svg:height="2.472cm" svg:x="3.619cm" svg:y="4.117cm"><draw:text-box><text:p text:style-name="P111"><text:span text:style-name="T213">Request pools:</text:span></text:p><text:p text:style-name="P111"><text:span text:style-name="T213"/></text:p><text:p text:style-name="P111"><text:span text:style-name="T11">~backupclient/requests/Backupserver1_URL</text:span></text:p><text:p text:style-name="P111"><text:span text:style-name="T11">~backupclient/requests/Backupserver2_URL</text:span></text:p><text:p text:style-name="P111"><text:span text:style-name="T11">~backupclient/requests/Backupserver3_URL</text:span></text:p></draw:text-box></draw:frame><draw:custom-shape draw:style-name="gr21" draw:text-style-name="P111" svg:width="0.874cm" svg:height="8.418cm" draw:transform="skewX (-0.000872664625997163) rotate (1.58161736815726) translate (4.06929166666667cm 4.30388888888889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/text:p>
        </text:list-item>
        <text:list-item>
          <text:p text:style-name="P52"><text:soft-page-break/><text:span text:style-name="T155">A job in c</text:span>ron <text:span text:style-name="T154">will check request pool(s) ever 5mins:</text:span></text:p>
          <text:list>
            <text:list-item>
              <text:p text:style-name="P53"><text:span text:style-name="T156">For s</text:span>ome request<text:span text:style-name="T157">s, it will prepare the data to backup, e.g. export database, create tar archive, etc.</text:span></text:p>
            </text:list-item>
            <text:list-item>
              <text:p text:style-name="P54"><draw:g text:anchor-type="paragraph" draw:z-index="2" draw:style-name="gr1"><draw:g draw:style-name="gr3"><draw:line draw:style-name="gr22" draw:text-style-name="P111" svg:x1="3.216cm" svg:y1="3.879cm" svg:x2="3.191cm" svg:y2="5.461cm"><text:p/></draw:line><draw:g draw:style-name="gr3"><draw:g draw:style-name="gr3"><draw:rect draw:style-name="gr6" draw:text-style-name="P105" svg:width="3.5cm" svg:height="1.5cm" svg:x="1.473cm" svg:y="2.381cm"><text:p/></draw:rect><draw:line draw:style-name="gr7" draw:text-style-name="P105" svg:x1="1.973cm" svg:y1="2.877cm" svg:x2="2.473cm" svg:y2="2.877cm"><text:p/></draw:line><draw:line draw:style-name="gr7" draw:text-style-name="P105" svg:x1="2.974cm" svg:y1="2.877cm" svg:x2="3.474cm" svg:y2="2.877cm"><text:p/></draw:line><draw:line draw:style-name="gr7" draw:text-style-name="P105" svg:x1="3.971cm" svg:y1="2.877cm" svg:x2="4.471cm" svg:y2="2.877cm"><text:p/></draw:line><draw:line draw:style-name="gr7" draw:text-style-name="P105" svg:x1="1.973cm" svg:y1="3.378cm" svg:x2="2.473cm" svg:y2="3.378cm"><text:p/></draw:line><draw:line draw:style-name="gr7" draw:text-style-name="P105" svg:x1="2.974cm" svg:y1="3.378cm" svg:x2="3.474cm" svg:y2="3.378cm"><text:p/></draw:line><draw:line draw:style-name="gr7" draw:text-style-name="P105" svg:x1="3.971cm" svg:y1="3.378cm" svg:x2="4.471cm" svg:y2="3.378cm"><text:p/></draw:line></draw:g><draw:line draw:style-name="gr10" draw:text-style-name="P105" svg:x1="1.973cm" svg:y1="1.381cm" svg:x2="1.973cm" svg:y2="2.381cm"><text:p/></draw:line><draw:line draw:style-name="gr10" draw:text-style-name="P105" svg:x1="2.54cm" svg:y1="1.381cm" svg:x2="2.54cm" svg:y2="2.381cm"><text:p/></draw:line><draw:line draw:style-name="gr10" draw:text-style-name="P105" svg:x1="3.131cm" svg:y1="1.381cm" svg:x2="3.131cm" svg:y2="2.381cm"><text:p/></draw:line><draw:line draw:style-name="gr10" draw:text-style-name="P105" svg:x1="3.669cm" svg:y1="1.381cm" svg:x2="3.669cm" svg:y2="2.381cm"><text:p/></draw:line><draw:line draw:style-name="gr10" draw:text-style-name="P105" svg:x1="4.259cm" svg:y1="1.381cm" svg:x2="4.259cm" svg:y2="2.381cm"><text:p/></draw:line><draw:custom-shape draw:style-name="gr12" draw:text-style-name="P107" svg:width="1.525cm" svg:height="0.761cm" svg:x="2.447cm" svg:y="4.12cm"><text:p text:style-name="P106"><text:span text:style-name="T209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draw:g><draw:g draw:style-name="gr3"><draw:line draw:style-name="gr22" draw:text-style-name="P111" svg:x1="7.788cm" svg:y1="3.861cm" svg:x2="7.763cm" svg:y2="5.443cm"><text:p/></draw:line><draw:g draw:style-name="gr3"><draw:g draw:style-name="gr3"><draw:rect draw:style-name="gr6" draw:text-style-name="P105" svg:width="3.5cm" svg:height="1.5cm" svg:x="6.042cm" svg:y="2.362cm"><text:p/></draw:rect><draw:line draw:style-name="gr7" draw:text-style-name="P105" svg:x1="6.541cm" svg:y1="2.862cm" svg:x2="7.041cm" svg:y2="2.862cm"><text:p/></draw:line><draw:line draw:style-name="gr7" draw:text-style-name="P105" svg:x1="7.541cm" svg:y1="2.862cm" svg:x2="8.041cm" svg:y2="2.862cm"><text:p/></draw:line><draw:line draw:style-name="gr7" draw:text-style-name="P105" svg:x1="8.541cm" svg:y1="2.862cm" svg:x2="9.041cm" svg:y2="2.862cm"><text:p/></draw:line><draw:line draw:style-name="gr7" draw:text-style-name="P105" svg:x1="6.541cm" svg:y1="3.362cm" svg:x2="7.041cm" svg:y2="3.362cm"><text:p/></draw:line><draw:line draw:style-name="gr7" draw:text-style-name="P105" svg:x1="7.541cm" svg:y1="3.362cm" svg:x2="8.041cm" svg:y2="3.362cm"><text:p/></draw:line><draw:line draw:style-name="gr7" draw:text-style-name="P105" svg:x1="8.541cm" svg:y1="3.362cm" svg:x2="9.041cm" svg:y2="3.362cm"><text:p/></draw:line></draw:g><draw:line draw:style-name="gr10" draw:text-style-name="P105" svg:x1="6.541cm" svg:y1="1.362cm" svg:x2="6.541cm" svg:y2="2.362cm"><text:p/></draw:line><draw:line draw:style-name="gr10" draw:text-style-name="P105" svg:x1="7.106cm" svg:y1="1.362cm" svg:x2="7.106cm" svg:y2="2.362cm"><text:p/></draw:line><draw:line draw:style-name="gr10" draw:text-style-name="P105" svg:x1="7.697cm" svg:y1="1.362cm" svg:x2="7.697cm" svg:y2="2.362cm"><text:p/></draw:line><draw:line draw:style-name="gr10" draw:text-style-name="P105" svg:x1="8.236cm" svg:y1="1.362cm" svg:x2="8.236cm" svg:y2="2.362cm"><text:p/></draw:line><draw:line draw:style-name="gr10" draw:text-style-name="P105" svg:x1="8.831cm" svg:y1="1.362cm" svg:x2="8.831cm" svg:y2="2.362cm"><text:p/></draw:line><draw:custom-shape draw:style-name="gr12" draw:text-style-name="P107" svg:width="1.525cm" svg:height="0.761cm" svg:x="7.017cm" svg:y="4.101cm"><text:p text:style-name="P106"><text:span text:style-name="T209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draw:g><draw:g draw:style-name="gr3"><draw:line draw:style-name="gr22" draw:text-style-name="P111" svg:x1="12.355cm" svg:y1="3.856cm" svg:x2="12.33cm" svg:y2="5.438cm"><text:p/></draw:line><draw:g draw:style-name="gr3"><draw:g draw:style-name="gr3"><draw:rect draw:style-name="gr6" draw:text-style-name="P105" svg:width="3.5cm" svg:height="1.5cm" svg:x="10.61cm" svg:y="2.358cm"><text:p/></draw:rect><draw:line draw:style-name="gr7" draw:text-style-name="P105" svg:x1="11.11cm" svg:y1="2.856cm" svg:x2="11.61cm" svg:y2="2.856cm"><text:p/></draw:line><draw:line draw:style-name="gr7" draw:text-style-name="P105" svg:x1="12.111cm" svg:y1="2.856cm" svg:x2="12.611cm" svg:y2="2.856cm"><text:p/></draw:line><draw:line draw:style-name="gr7" draw:text-style-name="P105" svg:x1="13.111cm" svg:y1="2.856cm" svg:x2="13.611cm" svg:y2="2.856cm"><text:p/></draw:line><draw:line draw:style-name="gr7" draw:text-style-name="P105" svg:x1="11.11cm" svg:y1="3.355cm" svg:x2="11.61cm" svg:y2="3.355cm"><text:p/></draw:line><draw:line draw:style-name="gr7" draw:text-style-name="P105" svg:x1="12.111cm" svg:y1="3.355cm" svg:x2="12.611cm" svg:y2="3.355cm"><text:p/></draw:line><draw:line draw:style-name="gr7" draw:text-style-name="P105" svg:x1="13.111cm" svg:y1="3.355cm" svg:x2="13.611cm" svg:y2="3.355cm"><text:p/></draw:line></draw:g><draw:line draw:style-name="gr10" draw:text-style-name="P105" svg:x1="11.11cm" svg:y1="1.358cm" svg:x2="11.11cm" svg:y2="2.358cm"><text:p/></draw:line><draw:line draw:style-name="gr10" draw:text-style-name="P105" svg:x1="11.677cm" svg:y1="1.358cm" svg:x2="11.677cm" svg:y2="2.358cm"><text:p/></draw:line><draw:line draw:style-name="gr10" draw:text-style-name="P105" svg:x1="12.267cm" svg:y1="1.358cm" svg:x2="12.267cm" svg:y2="2.358cm"><text:p/></draw:line><draw:line draw:style-name="gr10" draw:text-style-name="P105" svg:x1="12.806cm" svg:y1="1.358cm" svg:x2="12.806cm" svg:y2="2.358cm"><text:p/></draw:line><draw:line draw:style-name="gr10" draw:text-style-name="P105" svg:x1="13.397cm" svg:y1="1.358cm" svg:x2="13.397cm" svg:y2="2.358cm"><text:p/></draw:line><draw:custom-shape draw:style-name="gr12" draw:text-style-name="P107" svg:width="1.525cm" svg:height="0.761cm" svg:x="11.586cm" svg:y="4.097cm"><text:p text:style-name="P106"><text:span text:style-name="T209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draw:g><draw:custom-shape draw:style-name="gr23" draw:text-style-name="P113" svg:width="16.283cm" svg:height="1.904cm" svg:x="0.258cm" svg:y="2.113cm"><text:p text:style-name="P111"><text:span text:style-name="T214">~backupclient/scripts/send_request</text:span></text:p><draw:enhanced-geometry svg:viewBox="0 0 21600 21600" draw:text-areas="0 ?f0 ?f5 ?f2" draw:type="right-arrow" draw:modifiers="19334.5646437995 468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4" svg:width="1.445cm" svg:height="1.825cm" svg:x="5.864cm" svg:y="3.861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25" draw:text-style-name="P114" svg:width="0.981cm" svg:height="1.851cm" svg:x="6.042cm" svg:y="3.893cm"><draw:text-box><text:p text:style-name="P114"><text:span text:style-name="T215">Prepare data</text:span></text:p></draw:text-box></draw:frame><draw:frame draw:style-name="gr26" draw:text-style-name="P115" svg:width="4.811cm" svg:height="0.68cm" svg:x="4.103cm" svg:y="5.743cm"><draw:text-box><text:p><text:span text:style-name="T216">~backupclient/tmp</text:span></text:p></draw:text-box></draw:frame></draw:g><text:span text:style-name="T157">T</text:span>he backup request will be sent to server th<text:span text:style-name="T167">r</text:span>ough a gitosis controlled git line.</text:p>
            </text:list-item>
          </text:list>
        </text:list-item>
        <text:list-item>
          <text:p text:style-name="P55">Backup <text:span text:style-name="T158">server: the </text:span><text:span text:style-name="T129">post-update</text:span><text:span text:style-name="T158"> hook will extract requests under ~backupsrv/TODO/backupclient_URL</text:span></text:p>
        </text:list-item>
        <text:list-item>
          <text:p text:style-name="P56"><text:span text:style-name="T158">A </text:span>job in cron <text:span text:style-name="T159">will check TODO pool(s) ever 5 mins:</text:span></text:p>
          <text:list>
            <text:list-item>
              <text:p text:style-name="P57"><draw:g text:anchor-type="paragraph" draw:z-index="3" draw:style-name="gr1"><draw:g draw:style-name="gr3"><draw:rect draw:style-name="gr6" draw:text-style-name="P105" svg:width="3.5cm" svg:height="1.5cm" svg:x="3.697cm" svg:y="2.335cm"><text:p/></draw:rect><draw:line draw:style-name="gr7" draw:text-style-name="P105" svg:x1="4.248cm" svg:y1="3.131cm" svg:x2="4.748cm" svg:y2="3.131cm"><text:p/></draw:line><draw:line draw:style-name="gr7" draw:text-style-name="P105" svg:x1="5.244cm" svg:y1="3.131cm" svg:x2="5.744cm" svg:y2="3.131cm"><text:p/></draw:line><draw:line draw:style-name="gr7" draw:text-style-name="P105" svg:x1="6.246cm" svg:y1="3.131cm" svg:x2="6.746cm" svg:y2="3.131cm"><text:p/></draw:line><draw:line draw:style-name="gr7" draw:text-style-name="P105" svg:x1="4.248cm" svg:y1="3.632cm" svg:x2="4.748cm" svg:y2="3.632cm"><text:p/></draw:line><draw:line draw:style-name="gr7" draw:text-style-name="P105" svg:x1="5.244cm" svg:y1="3.632cm" svg:x2="5.744cm" svg:y2="3.632cm"><text:p/></draw:line><draw:line draw:style-name="gr7" draw:text-style-name="P105" svg:x1="6.246cm" svg:y1="3.632cm" svg:x2="6.746cm" svg:y2="3.632cm"><text:p/></draw:line></draw:g><draw:g draw:style-name="gr3"><draw:custom-shape draw:style-name="gr8" draw:text-style-name="P105" svg:width="1.001cm" svg:height="1.001cm" draw:transform="rotate (1.5683528658421) translate (4.92301388888889cm 2.33009722222222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105" svg:x1="5.137cm" svg:y1="2.666cm" svg:x2="5.138cm" svg:y2="2.332cm"><text:p/></draw:line><draw:line draw:style-name="gr9" draw:text-style-name="P105" svg:x1="5.729cm" svg:y1="2.666cm" svg:x2="5.73cm" svg:y2="2.332cm"><text:p/></draw:line></draw:g><draw:line draw:style-name="gr27" draw:text-style-name="P111" svg:x1="5.392cm" svg:y1="0.798cm" svg:x2="5.392cm" svg:y2="1.331cm"><text:p/></draw:line><draw:custom-shape draw:style-name="gr23" draw:text-style-name="P113" svg:width="11.05cm" svg:height="1.904cm" svg:x="1.633cm" svg:y="2.079cm"><text:p text:style-name="P111"><text:span text:style-name="T214">~backupsrv/scripts/do_backup</text:span></text:p><draw:enhanced-geometry svg:viewBox="0 0 21600 21600" draw:text-areas="0 ?f0 ?f5 ?f2" draw:type="right-arrow" draw:modifiers="19334.5646437995 468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It will retrieve the data to backup <text:span text:style-name="T168">by</text:span> git/s<text:span text:style-name="T160">ftp</text:span>/<text:span text:style-name="T160">rsync ...</text:span></text:p>
            </text:list-item>
          </text:list>
        </text:list-item>
      </text:list>
      <text:p text:style-name="Text_20_body"/>
      <text:h text:style-name="Heading_20_2" text:outline-level="2"><text:bookmark-start text:name="__RefHeading__1710_24763317"/>Extend <text:span text:style-name="T169">the backup system</text:span><text:bookmark-end text:name="__RefHeading__1710_24763317"/></text:h>
      <text:p text:style-name="P5"><text:span text:style-name="T169">N</text:span>ew backup form can be added to <text:span text:style-name="T170">the backup system as follows:</text:span></text:p>
      <text:list xml:id="list6328626774515448147" text:style-name="L30">
        <text:list-item>
          <text:p text:style-name="P58"><text:span text:style-name="T196">O</text:span><text:span text:style-name="T194">n </text:span><text:span text:style-name="T195">client</text:span>:</text:p>
          <text:list>
            <text:list-item>
              <text:p text:style-name="P69"><text:span text:style-name="T20">Add a</text:span><text:span text:style-name="T21">n entry in </text:span><text:span text:style-name="T22">client/backup_it</text:span><text:span text:style-name="T21"> in form of:</text:span></text:p>
              <text:p text:style-name="P100"><text:span text:style-name="T171">commitBackupRequest &lt;</text:span><text:span text:style-name="T41">module</text:span><text:span text:style-name="T111">&gt;</text:span><text:span text:style-name="T171"> &lt;</text:span><text:span text:style-name="T41">path</text:span><text:span text:style-name="T111">&gt;</text:span><text:span text:style-name="T171"> &lt;</text:span><text:span text:style-name="T41">backupserver_URL</text:span><text:span text:style-name="T111">&gt;</text:span></text:p>
              <text:p text:style-name="P71"><text:span text:style-name="T111">N</text:span><text:span text:style-name="T44">ote: </text:span><text:span text:style-name="T113">variable</text:span><text:span text:style-name="T114">s</text:span><text:span text:style-name="T113"> like </text:span><text:span text:style-name="T42">&lt;path&gt;</text:span><text:span text:style-name="T113"> can be placed in </text:span><text:span text:style-name="T118">client/backupconfig.sh</text:span></text:p>
            </text:list-item>
            <text:list-item>
              <text:p text:style-name="P59">If the new “module” relies upon <text:span text:style-name="T176">an EXISTING</text:span> “cmd”, <text:span text:style-name="T175">add a “module to cmd” map in </text:span><text:span text:style-name="T130">client/backupconfig.py</text:span></text:p>
            </text:list-item>
            <text:list-item>
              <text:p text:style-name="P60">If the <text:span text:style-name="T172">new </text:span>“module” re<text:span text:style-name="T172">lies upon a new “cmd”, it needs to be added:</text:span></text:p>
              <text:list>
                <text:list-item>
                  <text:p text:style-name="P70"><text:span text:style-name="T24">A</text:span><text:span text:style-name="T25">dd the new “cmd” in </text:span><text:span text:style-name="T23">client/cmds/</text:span></text:p>
                </text:list-item>
                <text:list-item>
                  <text:p text:style-name="P61">Add a “<text:span text:style-name="T174">module to cmd” </text:span>map i<text:span text:style-name="T173">n </text:span><text:span text:style-name="T131">client/backupconfig.py</text:span></text:p>
                </text:list-item>
                <text:list-item>
                  <text:p text:style-name="P63">Add the path to <text:span text:style-name="T117">normal_sources</text:span><text:span text:style-name="T177"> array in </text:span>client/setup.sh</text:p>
                </text:list-item>
              </text:list>
              <text:p text:style-name="P62"><text:span text:style-name="T177"/></text:p>
              <text:p text:style-name="P62"><text:span text:style-name="T177">Note:</text:span></text:p>
              <text:list>
                <text:list-item text:start-value="1">
                  <text:p text:style-name="P62"><text:soft-page-break/><text:span text:style-name="T178">New “cmd” may receive arguments, the “prototype” is specified in <text:s/></text:span><text:span text:style-name="T43">client/backupconfig.py</text:span></text:p>
                </text:list-item>
                <text:list-item>
                  <text:p text:style-name="P72"><text:span text:style-name="T179">In the end of n</text:span>ew “cmd”, <text:span text:style-name="T179">it should call “add_queue” with:</text:span></text:p>
                  <text:list>
                    <text:list-item>
                      <text:p text:style-name="P73"><text:span text:style-name="T181">base64 encoded &lt;path&gt; as the name;</text:span></text:p>
                    </text:list-item>
                    <text:list-item>
                      <text:p text:style-name="P74"><text:span text:style-name="T182">a </text:span><text:span text:style-name="T180">backup request in form of “&lt;transfer_method&gt; <text:s/>&lt;URL&gt;”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pan text:style-name="T197">O</text:span><text:span text:style-name="T194">n server</text:span>:</text:p>
          <text:list>
            <text:list-item>
              <text:p text:style-name="P66">D<text:span text:style-name="T203">o</text:span> nothing</text:p>
            </text:list-item>
            <text:list-item>
              <text:p text:style-name="P66"><text:span text:style-name="T198">O</text:span>r if a new “cmd” <text:span text:style-name="T207">of </text:span>client relies upon a new transfer method:</text:p>
              <text:list>
                <text:list-item>
                  <text:p text:style-name="P67">Add <text:span text:style-name="T199">a “cmd” for this new transfer method in </text:span><text:span text:style-name="T132">server/cmds</text:span></text:p>
                </text:list-item>
                <text:list-item>
                  <text:p text:style-name="P68"><text:span text:style-name="T199">A</text:span>dd a case in <text:span text:style-name="T125">server/do_backup</text:span></text:p>
                </text:list-item>
                <text:list-item>
                  <text:p text:style-name="P64">Add the path to <text:span text:style-name="T117">normal_sources</text:span><text:span text:style-name="T177"> array in server</text:span>/setup.sh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1712_24763317"/>State of the backup requests<text:bookmark-end text:name="__RefHeading__1712_24763317"/></text:h>
      <text:list xml:id="list7338532214966988494" text:style-name="L31">
        <text:list-item>
          <text:p text:style-name="P75"><text:span text:style-name="T192">request queue of </text:span><text:span text:style-name="T192">client</text:span></text:p>
          <text:list>
            <text:list-item>
              <text:p text:style-name="P78">i*: incomlete, the request is creating.</text:p>
            </text:list-item>
            <text:list-item>
              <text:p text:style-name="P79">C*: <text:span text:style-name="T200">complete, the request is created, but hasn't processed.</text:span></text:p>
            </text:list-item>
            <text:list-item>
              <text:p text:style-name="P80"><text:span text:style-name="T200">P*: </text:span>processing</text:p>
            </text:list-item>
            <text:list-item>
              <text:p text:style-name="P81">F*: finished</text:p>
            </text:list-item>
          </text:list>
        </text:list-item>
        <text:list-item>
          <text:p text:style-name="P77"><text:span text:style-name="T27">T</text:span><text:span text:style-name="T26">ODO queue of server</text:span></text:p>
          <text:list>
            <text:list-item>
              <text:p text:style-name="P82"><text:span text:style-name="T180">RQ*: </text:span><text:span text:style-name="T183">files of this type reside at .incomplete dir, which will then be renamed &amp; moved to its parent dir(i.e. TODO queue)</text:span></text:p>
            </text:list-item>
            <text:list-item>
              <text:p text:style-name="P83"><text:span text:style-name="T180">C*: </text:span><text:span text:style-name="T184">the request hasn't processed yet</text:span></text:p>
            </text:list-item>
            <text:list-item>
              <text:p text:style-name="P84"><text:span text:style-name="T185">P*: </text:span><text:span text:style-name="T186">processing</text:span></text:p>
            </text:list-item>
            <text:list-item>
              <text:p text:style-name="P85"><text:span text:style-name="T185">F*</text:span><text:span text:style-name="T187">： </text:span><text:span text:style-name="T188">finished</text:span></text:p>
            </text:list-item>
          </text:list>
        </text:list-item>
      </text:list>
      <text:h text:style-name="P88" text:outline-level="1"><text:bookmark-start text:name="__RefHeading__1715_24763317"/><text:span text:style-name="T201">K</text:span>nown problems<text:bookmark-end text:name="__RefHeading__1715_24763317"/></text:h>
      <text:list xml:id="list2436243208308129839" text:style-name="L32">
        <text:list-item>
          <text:p text:style-name="P76"><text:span text:style-name="T180">In case of the “control line” disconnect</text:span><text:span text:style-name="T191">ed</text:span><text:span text:style-name="T180"> </text:span><text:span text:style-name="T189">suddenly</text:span><text:span text:style-name="T180">, git will not return a </text:span><text:span text:style-name="T190">non-zero code, hence no way to detect this failu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标准" style:font-family-generic="modern" style:font-pitch="fixed"/>
    <style:font-face style:name="Mangal" svg:font-family="Mangal" style:font-family-generic="modern" style:font-pitch="fixed"/>
    <style:font-face style:name="文泉驿等宽正黑1" svg:font-family="文泉驿等宽正黑" style:font-family-generic="modern" style:font-pitch="fixed"/>
    <style:font-face style:name="文泉驿等宽正黑" svg:font-family="文泉驿等宽正黑" style:font-pitch="variable"/>
    <style:font-face style:name="方正书宋_GBK" svg:font-family="方正书宋_GBK" style:font-pitch="variable"/>
    <style:font-face style:name="Liberation Mono2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gradient draw:name="Gradient_20_8" draw:display-name="Gradient 8" draw:style="linear" draw:start-color="#ffff99" draw:end-color="#dc2300" draw:start-intensity="100%" draw:end-intensity="100%" draw:angle="900" draw:border="0%"/>
    <draw:marker draw:name="Arrow" svg:viewBox="0 0 20 30" svg:d="m10 0-10 30h20z"/>
    <draw:marker draw:name="Line_20_Arrow_20_1" draw:display-name="Line Arrow 1" svg:viewBox="0 0 1131 902" svg:d="m564 0-564 902h1131z"/>
    <draw:stroke-dash draw:name="Fine_20_Dashed" draw:display-name="Fine Dashed" draw:style="rect" draw:dots1="1" draw:dots1-length="0.288cm" draw:dots2="1" draw:dots2-length="0.288cm" draw:distance="0.28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00%" style:page-number="auto"/>
      <style:text-properties fo:font-size="12pt" style:font-size-asian="10.5pt" style:font-weight-asian="normal" style:font-size-complex="12pt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de" style:family="paragraph" style:parent-style-name="Preformatted_20_Text" style:next-style-name="Text_20_body" style:master-page-name="">
      <style:paragraph-properties fo:margin-left="0cm" fo:margin-right="0cm" fo:margin-top="0.109cm" fo:margin-bottom="0.166cm" style:contextual-spacing="false" fo:text-indent="0cm" style:auto-text-indent="false" style:page-number="auto" fo:background-color="#ffffcc" fo:padding="0.049cm" fo:border="0.06pt solid #800000" style:shadow="none">
        <style:background-image/>
      </style:paragraph-properties>
      <style:text-properties style:font-name="Liberation Mono" fo:font-size="12pt" style:font-size-asian="12pt" style:font-weight-asian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文泉驿等宽正黑1" style:font-size-asian="10pt" style:font-name-complex="Mangal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e1 </meta:initial-creator>
    <meta:creation-date>2013-09-07T13:46:59.105198860</meta:creation-date>
    <dc:date>2013-09-13T10:28:35.423310083</dc:date>
    <dc:creator>cee1 </dc:creator>
    <meta:editing-duration>PT7H42M58S</meta:editing-duration>
    <meta:editing-cycles>619</meta:editing-cycles>
    <meta:generator>LibreOffice/4.1.1.2$Linux_X86_64 LibreOffice_project/410$Build-2</meta:generator>
    <meta:document-statistic meta:table-count="0" meta:image-count="0" meta:object-count="0" meta:page-count="6" meta:paragraph-count="147" meta:word-count="973" meta:character-count="6334" meta:non-whitespace-character-count="5588"/>
  </office:meta>
</office:document-meta>
</file>